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erif1"/>
    </style:style>
    <style:style style:name="ce5" style:family="table-cell" style:parent-style-name="Default" style:data-style-name="N0"/>
    <style:style style:name="ce2" style:family="table-cell" style:parent-style-name="Default" style:data-style-name="N99"/>
  </office:automatic-styles>
  <office:body>
    <office:spreadsheet>
      <table:table table:name="Zamówienie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rodukt</text:p>
          </table:table-cell>
          <table:table-cell office:value-type="string" calcext:value-type="string">
            <text:p>stan minimalny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maksymalne zamówienie</text:p>
          </table:table-cell>
          <table:table-cell/>
          <table:table-cell office:value-type="string" calcext:value-type="string">
            <text:p>rozmiar zamówienia</text:p>
          </table:table-cell>
          <table:table-cell/>
          <table:table-cell office:value-type="string" calcext:value-type="string">
            <text:p>zamówienie</text:p>
          </table:table-cell>
          <table:table-cell table:number-columns-repeated="2"/>
          <table:table-cell office:value-type="string" calcext:value-type="string">
            <text:p>uwagi</text:p>
          </table:table-cell>
        </table:table-row>
        <table:table-row table:style-name="ro1">
          <table:table-cell table:style-name="ce1" office:value-type="string" calcext:value-type="string">
            <text:p>Σ</text:p>
          </table:table-cell>
          <table:table-cell table:formula="of:=SUM([.B3:.B22])" office:value-type="float" office:value="94" calcext:value-type="float">
            <text:p>94</text:p>
          </table:table-cell>
          <table:table-cell table:formula="of:=SUM([.C3:.C22])" office:value-type="float" office:value="98" calcext:value-type="float">
            <text:p>98</text:p>
          </table:table-cell>
          <table:table-cell table:formula="of:=SUM([.D3:.D22])" office:value-type="float" office:value="597" calcext:value-type="float">
            <text:p>597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formula="of:=SUM([.H3:.H22])" office:value-type="float" office:value="477" calcext:value-type="float">
            <text:p>477</text:p>
          </table:table-cell>
          <table:table-cell table:number-columns-repeated="2"/>
          <table:table-cell table:style-name="ce5" table:formula="of:=[$Obliczenia.Q2]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MAX(0;[.B3]+RANDBETWEEN(-5;5))" office:value-type="float" office:value="0" calcext:value-type="float">
            <text:p>0</text:p>
          </table:table-cell>
          <table:table-cell table:formula="of:=RANDBETWEEN(0;60)" office:value-type="float" office:value="29" calcext:value-type="float">
            <text:p>29</text:p>
          </table:table-cell>
          <table:table-cell table:number-columns-repeated="3"/>
          <table:table-cell table:formula="of:=[$Obliczenia.AB4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MAX(0;[.B4]+RANDBETWEEN(-5;5))" office:value-type="float" office:value="0" calcext:value-type="float">
            <text:p>0</text:p>
          </table:table-cell>
          <table:table-cell table:formula="of:=RANDBETWEEN(0;60)" office:value-type="float" office:value="26" calcext:value-type="float">
            <text:p>26</text:p>
          </table:table-cell>
          <table:table-cell table:number-columns-repeated="3"/>
          <table:table-cell table:formula="of:=[$Obliczenia.AB5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MAX(0;[.B5]+RANDBETWEEN(-5;5))" office:value-type="float" office:value="5" calcext:value-type="float">
            <text:p>5</text:p>
          </table:table-cell>
          <table:table-cell table:formula="of:=RANDBETWEEN(0;60)" office:value-type="float" office:value="38" calcext:value-type="float">
            <text:p>38</text:p>
          </table:table-cell>
          <table:table-cell table:number-columns-repeated="3"/>
          <table:table-cell table:formula="of:=[$Obliczenia.AB6]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MAX(0;[.B6]+RANDBETWEEN(-5;5))" office:value-type="float" office:value="11" calcext:value-type="float">
            <text:p>11</text:p>
          </table:table-cell>
          <table:table-cell table:formula="of:=RANDBETWEEN(0;60)" office:value-type="float" office:value="4" calcext:value-type="float">
            <text:p>4</text:p>
          </table:table-cell>
          <table:table-cell table:number-columns-repeated="3"/>
          <table:table-cell table:formula="of:=[$Obliczenia.AB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MAX(0;[.B7]+RANDBETWEEN(-5;5))" office:value-type="float" office:value="0" calcext:value-type="float">
            <text:p>0</text:p>
          </table:table-cell>
          <table:table-cell table:formula="of:=RANDBETWEEN(0;60)" office:value-type="float" office:value="21" calcext:value-type="float">
            <text:p>21</text:p>
          </table:table-cell>
          <table:table-cell table:number-columns-repeated="3"/>
          <table:table-cell table:formula="of:=[$Obliczenia.AB8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MAX(0;[.B8]+RANDBETWEEN(-5;5))" office:value-type="float" office:value="0" calcext:value-type="float">
            <text:p>0</text:p>
          </table:table-cell>
          <table:table-cell table:formula="of:=RANDBETWEEN(0;60)" office:value-type="float" office:value="54" calcext:value-type="float">
            <text:p>54</text:p>
          </table:table-cell>
          <table:table-cell table:number-columns-repeated="3"/>
          <table:table-cell table:formula="of:=[$Obliczenia.AB9]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MAX(0;[.B9]+RANDBETWEEN(-5;5))" office:value-type="float" office:value="4" calcext:value-type="float">
            <text:p>4</text:p>
          </table:table-cell>
          <table:table-cell table:formula="of:=RANDBETWEEN(0;60)" office:value-type="float" office:value="33" calcext:value-type="float">
            <text:p>33</text:p>
          </table:table-cell>
          <table:table-cell table:number-columns-repeated="3"/>
          <table:table-cell table:formula="of:=[$Obliczenia.AB10]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MAX(0;[.B10]+RANDBETWEEN(-5;5))" office:value-type="float" office:value="3" calcext:value-type="float">
            <text:p>3</text:p>
          </table:table-cell>
          <table:table-cell table:formula="of:=RANDBETWEEN(0;60)" office:value-type="float" office:value="49" calcext:value-type="float">
            <text:p>49</text:p>
          </table:table-cell>
          <table:table-cell table:number-columns-repeated="3"/>
          <table:table-cell table:formula="of:=[$Obliczenia.AB11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MAX(0;[.B11]+RANDBETWEEN(-5;5))" office:value-type="float" office:value="9" calcext:value-type="float">
            <text:p>9</text:p>
          </table:table-cell>
          <table:table-cell table:formula="of:=RANDBETWEEN(0;60)" office:value-type="float" office:value="9" calcext:value-type="float">
            <text:p>9</text:p>
          </table:table-cell>
          <table:table-cell table:number-columns-repeated="3"/>
          <table:table-cell table:formula="of:=[$Obliczenia.AB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MAX(0;[.B12]+RANDBETWEEN(-5;5))" office:value-type="float" office:value="4" calcext:value-type="float">
            <text:p>4</text:p>
          </table:table-cell>
          <table:table-cell table:formula="of:=RANDBETWEEN(0;60)" office:value-type="float" office:value="21" calcext:value-type="float">
            <text:p>21</text:p>
          </table:table-cell>
          <table:table-cell table:number-columns-repeated="3"/>
          <table:table-cell table:formula="of:=[$Obliczenia.AB13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MAX(0;[.B13]+RANDBETWEEN(-5;5))" office:value-type="float" office:value="0" calcext:value-type="float">
            <text:p>0</text:p>
          </table:table-cell>
          <table:table-cell table:formula="of:=RANDBETWEEN(0;60)" office:value-type="float" office:value="40" calcext:value-type="float">
            <text:p>40</text:p>
          </table:table-cell>
          <table:table-cell table:number-columns-repeated="3"/>
          <table:table-cell table:formula="of:=[$Obliczenia.AB1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MAX(0;[.B14]+RANDBETWEEN(-5;5))" office:value-type="float" office:value="14" calcext:value-type="float">
            <text:p>14</text:p>
          </table:table-cell>
          <table:table-cell table:formula="of:=RANDBETWEEN(0;60)" office:value-type="float" office:value="19" calcext:value-type="float">
            <text:p>19</text:p>
          </table:table-cell>
          <table:table-cell table:number-columns-repeated="3"/>
          <table:table-cell table:formula="of:=[$Obliczenia.AB1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0;10)" office:value-type="float" office:value="9" calcext:value-type="float">
            <text:p>9</text:p>
          </table:table-cell>
          <table:table-cell table:formula="of:=MAX(0;[.B15]+RANDBETWEEN(-5;5))" office:value-type="float" office:value="14" calcext:value-type="float">
            <text:p>14</text:p>
          </table:table-cell>
          <table:table-cell table:formula="of:=RANDBETWEEN(0;60)" office:value-type="float" office:value="40" calcext:value-type="float">
            <text:p>40</text:p>
          </table:table-cell>
          <table:table-cell table:number-columns-repeated="3"/>
          <table:table-cell table:formula="of:=[$Obliczenia.AB16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MAX(0;[.B16]+RANDBETWEEN(-5;5))" office:value-type="float" office:value="1" calcext:value-type="float">
            <text:p>1</text:p>
          </table:table-cell>
          <table:table-cell table:formula="of:=RANDBETWEEN(0;60)" office:value-type="float" office:value="39" calcext:value-type="float">
            <text:p>39</text:p>
          </table:table-cell>
          <table:table-cell table:number-columns-repeated="3"/>
          <table:table-cell table:formula="of:=[$Obliczenia.AB1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MAX(0;[.B17]+RANDBETWEEN(-5;5))" office:value-type="float" office:value="0" calcext:value-type="float">
            <text:p>0</text:p>
          </table:table-cell>
          <table:table-cell table:formula="of:=RANDBETWEEN(0;60)" office:value-type="float" office:value="0" calcext:value-type="float">
            <text:p>0</text:p>
          </table:table-cell>
          <table:table-cell table:number-columns-repeated="3"/>
          <table:table-cell table:formula="of:=[$Obliczenia.AB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0;10)" office:value-type="float" office:value="6" calcext:value-type="float">
            <text:p>6</text:p>
          </table:table-cell>
          <table:table-cell table:formula="of:=MAX(0;[.B18]+RANDBETWEEN(-5;5))" office:value-type="float" office:value="8" calcext:value-type="float">
            <text:p>8</text:p>
          </table:table-cell>
          <table:table-cell table:formula="of:=RANDBETWEEN(0;60)" office:value-type="float" office:value="2" calcext:value-type="float">
            <text:p>2</text:p>
          </table:table-cell>
          <table:table-cell table:number-columns-repeated="3"/>
          <table:table-cell table:formula="of:=[$Obliczenia.AB19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MAX(0;[.B19]+RANDBETWEEN(-5;5))" office:value-type="float" office:value="3" calcext:value-type="float">
            <text:p>3</text:p>
          </table:table-cell>
          <table:table-cell table:formula="of:=RANDBETWEEN(0;60)" office:value-type="float" office:value="54" calcext:value-type="float">
            <text:p>54</text:p>
          </table:table-cell>
          <table:table-cell table:number-columns-repeated="3"/>
          <table:table-cell table:formula="of:=[$Obliczenia.AB20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MAX(0;[.B20]+RANDBETWEEN(-5;5))" office:value-type="float" office:value="9" calcext:value-type="float">
            <text:p>9</text:p>
          </table:table-cell>
          <table:table-cell table:formula="of:=RANDBETWEEN(0;60)" office:value-type="float" office:value="39" calcext:value-type="float">
            <text:p>39</text:p>
          </table:table-cell>
          <table:table-cell table:number-columns-repeated="3"/>
          <table:table-cell table:formula="of:=[$Obliczenia.AB2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MAX(0;[.B21]+RANDBETWEEN(-5;5))" office:value-type="float" office:value="12" calcext:value-type="float">
            <text:p>12</text:p>
          </table:table-cell>
          <table:table-cell table:formula="of:=RANDBETWEEN(0;60)" office:value-type="float" office:value="30" calcext:value-type="float">
            <text:p>30</text:p>
          </table:table-cell>
          <table:table-cell table:number-columns-repeated="3"/>
          <table:table-cell table:formula="of:=[$Obliczenia.AB22]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MAX(0;[.B22]+RANDBETWEEN(-5;5))" office:value-type="float" office:value="1" calcext:value-type="float">
            <text:p>1</text:p>
          </table:table-cell>
          <table:table-cell table:formula="of:=RANDBETWEEN(0;60)" office:value-type="float" office:value="50" calcext:value-type="float">
            <text:p>50</text:p>
          </table:table-cell>
          <table:table-cell table:number-columns-repeated="3"/>
          <table:table-cell table:formula="of:=[$Obliczenia.AB23]" office:value-type="float" office:value="51" calcext:value-type="float">
            <text:p>51</text:p>
          </table:table-cell>
          <table:table-cell table:number-columns-repeated="3"/>
        </table:table-row>
      </table:table>
      <table:table table:name="Obliczenia" table:style-name="ta1">
        <table:table-column table:style-name="co1" table:number-columns-repeated="25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formula="of:=[$Zamówienie.A1]" office:value-type="string" office:string-value="produkt" calcext:value-type="string">
            <text:p>produkt</text:p>
          </table:table-cell>
          <table:table-cell table:formula="of:=[$Zamówienie.B1]" office:value-type="string" office:string-value="stan minimalny" calcext:value-type="string">
            <text:p>stan minimalny</text:p>
          </table:table-cell>
          <table:table-cell table:formula="of:=[$Zamówienie.C1]" office:value-type="string" office:string-value="stan" calcext:value-type="string">
            <text:p>stan</text:p>
          </table:table-cell>
          <table:table-cell table:formula="of:=[$Zamówienie.D1]" office:value-type="string" office:string-value="maksymalne zamówienie" calcext:value-type="string">
            <text:p>maksymalne zamówienie</text:p>
          </table:table-cell>
          <table:table-cell/>
          <table:table-cell office:value-type="string" calcext:value-type="string">
            <text:p>rozmiar zamówienia</text:p>
          </table:table-cell>
          <table:table-cell/>
          <table:table-cell office:value-type="string" calcext:value-type="string">
            <text:p>iteracyjne wyliczanie zamówienie w dziedzinie ciągłej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strzeżenia</text:p>
          </table:table-cell>
          <table:table-cell/>
          <table:table-cell office:value-type="string" calcext:value-type="string">
            <text:p>kwantyzacja</text:p>
          </table:table-cell>
          <table:table-cell/>
          <table:table-cell office:value-type="string" calcext:value-type="string">
            <text:p>dopełnienie</text:p>
          </table:table-cell>
          <table:table-cell table:number-columns-repeated="2"/>
          <table:table-cell office:value-type="string" calcext:value-type="string">
            <text:p>dopełnienia dla</text:p>
          </table:table-cell>
          <table:table-cell/>
          <table:table-cell table:style-name="Default" office:value-type="string" calcext:value-type="string">
            <text:p>limit</text:p>
          </table:table-cell>
          <table:table-cell/>
          <table:table-cell office:value-type="string" calcext:value-type="string">
            <text:p>zamówienie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współczynnik skalowania</text:p>
          </table:table-cell>
          <table:table-cell table:formula="of:=([.F3]+[.C3])/[.B3]" office:value-type="float" office:value="6.14893617021277" calcext:value-type="float">
            <text:p>6,14893617021277</text:p>
          </table:table-cell>
          <table:table-cell table:formula="of:=[.J2]*[.$F$3]/[.J3]" office:value-type="float" office:value="9.40347071583514" calcext:value-type="float">
            <text:p>9,40347071583514</text:p>
          </table:table-cell>
          <table:table-cell table:formula="of:=[.K2]*[.$F$3]/[.K3]" office:value-type="float" office:value="11.958139615073" calcext:value-type="float">
            <text:p>11,958139615073</text:p>
          </table:table-cell>
          <table:table-cell table:formula="of:=[.L2]*[.$F$3]/[.L3]" office:value-type="float" office:value="13.7209949243457" calcext:value-type="float">
            <text:p>13,7209949243457</text:p>
          </table:table-cell>
          <table:table-cell table:formula="of:=[.M2]*[.$F$3]/[.M3]" office:value-type="float" office:value="14.8786822829548" calcext:value-type="float">
            <text:p>14,8786822829548</text:p>
          </table:table-cell>
          <table:table-cell table:formula="of:=[.N2]*[.$F$3]/[.N3]" office:value-type="float" office:value="15.729744768392" calcext:value-type="float">
            <text:p>15,729744768392</text:p>
          </table:table-cell>
          <table:table-cell/>
          <table:table-cell table:style-name="ce5" table:formula="of:=IF([.O3]-[.F3]&gt;1;&quot;Obliczenia mogą być niedokładne!&quot;;&quot;&quot;)">
            <text:p/>
          </table:table-cell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formula="of:=[$Zamówienie.A2]" office:value-type="string" office:string-value="Σ" calcext:value-type="string">
            <text:p>Σ</text:p>
          </table:table-cell>
          <table:table-cell table:formula="of:=[$Zamówienie.B2]" office:value-type="float" office:value="94" calcext:value-type="float">
            <text:p>94</text:p>
          </table:table-cell>
          <table:table-cell table:formula="of:=[$Zamówienie.C2]" office:value-type="float" office:value="98" calcext:value-type="float">
            <text:p>98</text:p>
          </table:table-cell>
          <table:table-cell table:formula="of:=[$Zamówienie.D2]" office:value-type="float" office:value="597" calcext:value-type="float">
            <text:p>597</text:p>
          </table:table-cell>
          <table:table-cell/>
          <table:table-cell table:formula="of:=[$Zamówienie.F2]" office:value-type="float" office:value="480" calcext:value-type="float">
            <text:p>480</text:p>
          </table:table-cell>
          <table:table-cell table:number-columns-repeated="3"/>
          <table:table-cell table:formula="of:=SUM([.J4:.J23])" office:value-type="float" office:value="313.872340425532" calcext:value-type="float">
            <text:p>313,872340425532</text:p>
          </table:table-cell>
          <table:table-cell table:formula="of:=SUM([.K4:.K23])" office:value-type="float" office:value="377.455531453362" calcext:value-type="float">
            <text:p>377,455531453362</text:p>
          </table:table-cell>
          <table:table-cell table:formula="of:=SUM([.L4:.L23])" office:value-type="float" office:value="418.330233841167" calcext:value-type="float">
            <text:p>418,330233841167</text:p>
          </table:table-cell>
          <table:table-cell table:formula="of:=SUM([.M4:.M23])" office:value-type="float" office:value="442.651939092149" calcext:value-type="float">
            <text:p>442,651939092149</text:p>
          </table:table-cell>
          <table:table-cell table:formula="of:=SUM([.N4:.N23])" office:value-type="float" office:value="454.029458263639" calcext:value-type="float">
            <text:p>454,029458263639</text:p>
          </table:table-cell>
          <table:table-cell table:formula="of:=SUM([.O4:.O23])" office:value-type="float" office:value="460.837958147136" calcext:value-type="float">
            <text:p>460,837958147136</text:p>
          </table:table-cell>
          <table:table-cell table:number-columns-repeated="3"/>
          <table:table-cell table:formula="of:=SUM([.S4:.S23])" office:value-type="float" office:value="457" calcext:value-type="float">
            <text:p>457</text:p>
          </table:table-cell>
          <table:table-cell/>
          <table:table-cell table:formula="of:=SUM([.U4:.U23])" office:value-type="float" office:value="20" calcext:value-type="float">
            <text:p>20</text:p>
          </table:table-cell>
          <table:table-cell table:number-columns-repeated="4"/>
          <table:table-cell table:style-name="Default" table:formula="of:=[.F3]-[.S3]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formula="of:=[$Zamówienie.A3]" office:value-type="float" office:value="1" calcext:value-type="float">
            <text:p>1</text:p>
          </table:table-cell>
          <table:table-cell table:formula="of:=[$Zamówienie.B3]" office:value-type="float" office:value="1" calcext:value-type="float">
            <text:p>1</text:p>
          </table:table-cell>
          <table:table-cell table:formula="of:=[$Zamówienie.C3]" office:value-type="float" office:value="0" calcext:value-type="float">
            <text:p>0</text:p>
          </table:table-cell>
          <table:table-cell table:formula="of:=[$Zamówienie.D3]" office:value-type="float" office:value="29" calcext:value-type="float">
            <text:p>29</text:p>
          </table:table-cell>
          <table:table-cell table:number-columns-repeated="5"/>
          <table:table-cell table:formula="of:=MIN(MAX(0;[.$B4]*[.J$2]-[.$C4]);[.$D4])" office:value-type="float" office:value="6.14893617021277" calcext:value-type="float">
            <text:p>6,14893617021277</text:p>
          </table:table-cell>
          <table:table-cell table:formula="of:=MIN(MAX(0;[.$B4]*[.K$2]-[.$C4]);[.$D4])" office:value-type="float" office:value="9.40347071583514" calcext:value-type="float">
            <text:p>9,40347071583514</text:p>
          </table:table-cell>
          <table:table-cell table:formula="of:=MIN(MAX(0;[.$B4]*[.L$2]-[.$C4]);[.$D4])" office:value-type="float" office:value="11.958139615073" calcext:value-type="float">
            <text:p>11,958139615073</text:p>
          </table:table-cell>
          <table:table-cell table:formula="of:=MIN(MAX(0;[.$B4]*[.M$2]-[.$C4]);[.$D4])" office:value-type="float" office:value="13.7209949243457" calcext:value-type="float">
            <text:p>13,7209949243457</text:p>
          </table:table-cell>
          <table:table-cell table:formula="of:=MIN(MAX(0;[.$B4]*[.N$2]-[.$C4]);[.$D4])" office:value-type="float" office:value="14.8786822829548" calcext:value-type="float">
            <text:p>14,8786822829548</text:p>
          </table:table-cell>
          <table:table-cell table:formula="of:=MIN(MAX(0;[.$B4]*[.O$2]-[.$C4]);[.$D4])" office:value-type="float" office:value="15.729744768392" calcext:value-type="float">
            <text:p>15,729744768392</text:p>
          </table:table-cell>
          <table:table-cell table:number-columns-repeated="3"/>
          <table:table-cell table:formula="of:=ROUNDDOWN([.O4])" office:value-type="float" office:value="15" calcext:value-type="float">
            <text:p>15</text:p>
          </table:table-cell>
          <table:table-cell table:formula="of:=[.O4]-[.S4]" office:value-type="float" office:value="0.729744768391981" calcext:value-type="float">
            <text:p>0,729744768391981</text:p>
          </table:table-cell>
          <table:table-cell table:formula="of:=IF(COUNTIF([.$Y$4:.$Y$23];&quot;=&quot;&amp;[.T4])&gt;0;1;0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X4]&lt;=[.Z$3];LARGE([.$T$4:.$T$23];[.X4]);&quot;&quot;)" office:value-type="float" office:value="0.729744768391981" calcext:value-type="float">
            <text:p>0,729744768391981</text:p>
          </table:table-cell>
          <table:table-cell table:number-columns-repeated="2"/>
          <table:table-cell table:formula="of:=[.U4]+[.S4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[$Zamówienie.A4]" office:value-type="float" office:value="2" calcext:value-type="float">
            <text:p>2</text:p>
          </table:table-cell>
          <table:table-cell table:formula="of:=[$Zamówienie.B4]" office:value-type="float" office:value="1" calcext:value-type="float">
            <text:p>1</text:p>
          </table:table-cell>
          <table:table-cell table:formula="of:=[$Zamówienie.C4]" office:value-type="float" office:value="0" calcext:value-type="float">
            <text:p>0</text:p>
          </table:table-cell>
          <table:table-cell table:formula="of:=[$Zamówienie.D4]" office:value-type="float" office:value="26" calcext:value-type="float">
            <text:p>26</text:p>
          </table:table-cell>
          <table:table-cell table:number-columns-repeated="5"/>
          <table:table-cell table:formula="of:=MIN(MAX(0;[.$B5]*[.J$2]-[.$C5]);[.$D5])" office:value-type="float" office:value="6.14893617021277" calcext:value-type="float">
            <text:p>6,14893617021277</text:p>
          </table:table-cell>
          <table:table-cell table:formula="of:=MIN(MAX(0;[.$B5]*[.K$2]-[.$C5]);[.$D5])" office:value-type="float" office:value="9.40347071583514" calcext:value-type="float">
            <text:p>9,40347071583514</text:p>
          </table:table-cell>
          <table:table-cell table:formula="of:=MIN(MAX(0;[.$B5]*[.L$2]-[.$C5]);[.$D5])" office:value-type="float" office:value="11.958139615073" calcext:value-type="float">
            <text:p>11,958139615073</text:p>
          </table:table-cell>
          <table:table-cell table:formula="of:=MIN(MAX(0;[.$B5]*[.M$2]-[.$C5]);[.$D5])" office:value-type="float" office:value="13.7209949243457" calcext:value-type="float">
            <text:p>13,7209949243457</text:p>
          </table:table-cell>
          <table:table-cell table:formula="of:=MIN(MAX(0;[.$B5]*[.N$2]-[.$C5]);[.$D5])" office:value-type="float" office:value="14.8786822829548" calcext:value-type="float">
            <text:p>14,8786822829548</text:p>
          </table:table-cell>
          <table:table-cell table:formula="of:=MIN(MAX(0;[.$B5]*[.O$2]-[.$C5]);[.$D5])" office:value-type="float" office:value="15.729744768392" calcext:value-type="float">
            <text:p>15,729744768392</text:p>
          </table:table-cell>
          <table:table-cell table:number-columns-repeated="3"/>
          <table:table-cell table:formula="of:=ROUNDDOWN([.O5])" office:value-type="float" office:value="15" calcext:value-type="float">
            <text:p>15</text:p>
          </table:table-cell>
          <table:table-cell table:formula="of:=[.O5]-[.S5]" office:value-type="float" office:value="0.729744768391981" calcext:value-type="float">
            <text:p>0,729744768391981</text:p>
          </table:table-cell>
          <table:table-cell table:formula="of:=IF(AND(COUNTIF([.$Y$4:.$Y$23];&quot;=&quot;&amp;[.T5]);SUM([.U$4:.U4])&lt;[.Z$3]);1;0)" office:value-type="float" office:value="1" calcext:value-type="float">
            <text:p>1</text:p>
          </table:table-cell>
          <table:table-cell table:number-columns-repeated="2"/>
          <table:table-cell table:formula="of:=[.X4]+COUNTIF([.$T$4:.$T$23];&quot;=&quot;&amp;[.Y4])" office:value-type="float" office:value="5" calcext:value-type="float">
            <text:p>5</text:p>
          </table:table-cell>
          <table:table-cell table:formula="of:=IF([.X5]&lt;=[.Z$3];LARGE([.$T$4:.$T$23];[.X5]);&quot;&quot;)" office:value-type="float" office:value="0.459489536783963" calcext:value-type="float">
            <text:p>0,459489536783963</text:p>
          </table:table-cell>
          <table:table-cell table:number-columns-repeated="2"/>
          <table:table-cell table:formula="of:=[.U5]+[.S5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[$Zamówienie.A5]" office:value-type="float" office:value="3" calcext:value-type="float">
            <text:p>3</text:p>
          </table:table-cell>
          <table:table-cell table:formula="of:=[$Zamówienie.B5]" office:value-type="float" office:value="8" calcext:value-type="float">
            <text:p>8</text:p>
          </table:table-cell>
          <table:table-cell table:formula="of:=[$Zamówienie.C5]" office:value-type="float" office:value="5" calcext:value-type="float">
            <text:p>5</text:p>
          </table:table-cell>
          <table:table-cell table:formula="of:=[$Zamówienie.D5]" office:value-type="float" office:value="38" calcext:value-type="float">
            <text:p>38</text:p>
          </table:table-cell>
          <table:table-cell table:number-columns-repeated="5"/>
          <table:table-cell table:formula="of:=MIN(MAX(0;[.$B6]*[.J$2]-[.$C6]);[.$D6])" office:value-type="float" office:value="38" calcext:value-type="float">
            <text:p>38</text:p>
          </table:table-cell>
          <table:table-cell table:formula="of:=MIN(MAX(0;[.$B6]*[.K$2]-[.$C6]);[.$D6])" office:value-type="float" office:value="38" calcext:value-type="float">
            <text:p>38</text:p>
          </table:table-cell>
          <table:table-cell table:formula="of:=MIN(MAX(0;[.$B6]*[.L$2]-[.$C6]);[.$D6])" office:value-type="float" office:value="38" calcext:value-type="float">
            <text:p>38</text:p>
          </table:table-cell>
          <table:table-cell table:formula="of:=MIN(MAX(0;[.$B6]*[.M$2]-[.$C6]);[.$D6])" office:value-type="float" office:value="38" calcext:value-type="float">
            <text:p>38</text:p>
          </table:table-cell>
          <table:table-cell table:formula="of:=MIN(MAX(0;[.$B6]*[.N$2]-[.$C6]);[.$D6])" office:value-type="float" office:value="38" calcext:value-type="float">
            <text:p>38</text:p>
          </table:table-cell>
          <table:table-cell table:formula="of:=MIN(MAX(0;[.$B6]*[.O$2]-[.$C6]);[.$D6])" office:value-type="float" office:value="38" calcext:value-type="float">
            <text:p>38</text:p>
          </table:table-cell>
          <table:table-cell table:number-columns-repeated="3"/>
          <table:table-cell table:formula="of:=ROUNDDOWN([.O6])" office:value-type="float" office:value="38" calcext:value-type="float">
            <text:p>38</text:p>
          </table:table-cell>
          <table:table-cell table:formula="of:=[.O6]-[.S6]" office:value-type="float" office:value="0" calcext:value-type="float">
            <text:p>0</text:p>
          </table:table-cell>
          <table:table-cell table:formula="of:=IF(AND(COUNTIF([.$Y$4:.$Y$23];&quot;=&quot;&amp;[.T6]);SUM([.U$4:.U5])&lt;[.Z$3]);1;0)" office:value-type="float" office:value="1" calcext:value-type="float">
            <text:p>1</text:p>
          </table:table-cell>
          <table:table-cell table:number-columns-repeated="2"/>
          <table:table-cell table:formula="of:=[.X5]+COUNTIF([.$T$4:.$T$23];&quot;=&quot;&amp;[.Y5])" office:value-type="float" office:value="7" calcext:value-type="float">
            <text:p>7</text:p>
          </table:table-cell>
          <table:table-cell table:formula="of:=IF([.X6]&lt;=[.Z$3];LARGE([.$T$4:.$T$23];[.X6]);&quot;&quot;)" office:value-type="float" office:value="0" calcext:value-type="float">
            <text:p>0</text:p>
          </table:table-cell>
          <table:table-cell table:number-columns-repeated="2"/>
          <table:table-cell table:formula="of:=[.U6]+[.S6]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formula="of:=[$Zamówienie.A6]" office:value-type="float" office:value="4" calcext:value-type="float">
            <text:p>4</text:p>
          </table:table-cell>
          <table:table-cell table:formula="of:=[$Zamówienie.B6]" office:value-type="float" office:value="10" calcext:value-type="float">
            <text:p>10</text:p>
          </table:table-cell>
          <table:table-cell table:formula="of:=[$Zamówienie.C6]" office:value-type="float" office:value="11" calcext:value-type="float">
            <text:p>11</text:p>
          </table:table-cell>
          <table:table-cell table:formula="of:=[$Zamówienie.D6]" office:value-type="float" office:value="4" calcext:value-type="float">
            <text:p>4</text:p>
          </table:table-cell>
          <table:table-cell table:number-columns-repeated="5"/>
          <table:table-cell table:formula="of:=MIN(MAX(0;[.$B7]*[.J$2]-[.$C7]);[.$D7])" office:value-type="float" office:value="4" calcext:value-type="float">
            <text:p>4</text:p>
          </table:table-cell>
          <table:table-cell table:formula="of:=MIN(MAX(0;[.$B7]*[.K$2]-[.$C7]);[.$D7])" office:value-type="float" office:value="4" calcext:value-type="float">
            <text:p>4</text:p>
          </table:table-cell>
          <table:table-cell table:formula="of:=MIN(MAX(0;[.$B7]*[.L$2]-[.$C7]);[.$D7])" office:value-type="float" office:value="4" calcext:value-type="float">
            <text:p>4</text:p>
          </table:table-cell>
          <table:table-cell table:formula="of:=MIN(MAX(0;[.$B7]*[.M$2]-[.$C7]);[.$D7])" office:value-type="float" office:value="4" calcext:value-type="float">
            <text:p>4</text:p>
          </table:table-cell>
          <table:table-cell table:formula="of:=MIN(MAX(0;[.$B7]*[.N$2]-[.$C7]);[.$D7])" office:value-type="float" office:value="4" calcext:value-type="float">
            <text:p>4</text:p>
          </table:table-cell>
          <table:table-cell table:formula="of:=MIN(MAX(0;[.$B7]*[.O$2]-[.$C7]);[.$D7])" office:value-type="float" office:value="4" calcext:value-type="float">
            <text:p>4</text:p>
          </table:table-cell>
          <table:table-cell table:number-columns-repeated="3"/>
          <table:table-cell table:formula="of:=ROUNDDOWN([.O7])" office:value-type="float" office:value="4" calcext:value-type="float">
            <text:p>4</text:p>
          </table:table-cell>
          <table:table-cell table:formula="of:=[.O7]-[.S7]" office:value-type="float" office:value="0" calcext:value-type="float">
            <text:p>0</text:p>
          </table:table-cell>
          <table:table-cell table:formula="of:=IF(AND(COUNTIF([.$Y$4:.$Y$23];&quot;=&quot;&amp;[.T7]);SUM([.U$4:.U6])&lt;[.Z$3]);1;0)" office:value-type="float" office:value="1" calcext:value-type="float">
            <text:p>1</text:p>
          </table:table-cell>
          <table:table-cell table:number-columns-repeated="2"/>
          <table:table-cell table:formula="of:=[.X6]+COUNTIF([.$T$4:.$T$23];&quot;=&quot;&amp;[.Y6])" office:value-type="float" office:value="21" calcext:value-type="float">
            <text:p>21</text:p>
          </table:table-cell>
          <table:table-cell table:style-name="ce5" table:formula="of:=IF([.X7]&lt;=[.Z$3];LARGE([.$T$4:.$T$23];[.X7]);&quot;&quot;)" office:value-type="string" office:string-value="" calcext:value-type="error">
            <text:p>#ARG!</text:p>
          </table:table-cell>
          <table:table-cell table:number-columns-repeated="2"/>
          <table:table-cell table:formula="of:=[.U7]+[.S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Zamówienie.A7]" office:value-type="float" office:value="5" calcext:value-type="float">
            <text:p>5</text:p>
          </table:table-cell>
          <table:table-cell table:formula="of:=[$Zamówienie.B7]" office:value-type="float" office:value="1" calcext:value-type="float">
            <text:p>1</text:p>
          </table:table-cell>
          <table:table-cell table:formula="of:=[$Zamówienie.C7]" office:value-type="float" office:value="0" calcext:value-type="float">
            <text:p>0</text:p>
          </table:table-cell>
          <table:table-cell table:formula="of:=[$Zamówienie.D7]" office:value-type="float" office:value="21" calcext:value-type="float">
            <text:p>21</text:p>
          </table:table-cell>
          <table:table-cell table:number-columns-repeated="5"/>
          <table:table-cell table:formula="of:=MIN(MAX(0;[.$B8]*[.J$2]-[.$C8]);[.$D8])" office:value-type="float" office:value="6.14893617021277" calcext:value-type="float">
            <text:p>6,14893617021277</text:p>
          </table:table-cell>
          <table:table-cell table:formula="of:=MIN(MAX(0;[.$B8]*[.K$2]-[.$C8]);[.$D8])" office:value-type="float" office:value="9.40347071583514" calcext:value-type="float">
            <text:p>9,40347071583514</text:p>
          </table:table-cell>
          <table:table-cell table:formula="of:=MIN(MAX(0;[.$B8]*[.L$2]-[.$C8]);[.$D8])" office:value-type="float" office:value="11.958139615073" calcext:value-type="float">
            <text:p>11,958139615073</text:p>
          </table:table-cell>
          <table:table-cell table:formula="of:=MIN(MAX(0;[.$B8]*[.M$2]-[.$C8]);[.$D8])" office:value-type="float" office:value="13.7209949243457" calcext:value-type="float">
            <text:p>13,7209949243457</text:p>
          </table:table-cell>
          <table:table-cell table:formula="of:=MIN(MAX(0;[.$B8]*[.N$2]-[.$C8]);[.$D8])" office:value-type="float" office:value="14.8786822829548" calcext:value-type="float">
            <text:p>14,8786822829548</text:p>
          </table:table-cell>
          <table:table-cell table:formula="of:=MIN(MAX(0;[.$B8]*[.O$2]-[.$C8]);[.$D8])" office:value-type="float" office:value="15.729744768392" calcext:value-type="float">
            <text:p>15,729744768392</text:p>
          </table:table-cell>
          <table:table-cell table:number-columns-repeated="3"/>
          <table:table-cell table:formula="of:=ROUNDDOWN([.O8])" office:value-type="float" office:value="15" calcext:value-type="float">
            <text:p>15</text:p>
          </table:table-cell>
          <table:table-cell table:formula="of:=[.O8]-[.S8]" office:value-type="float" office:value="0.729744768391981" calcext:value-type="float">
            <text:p>0,729744768391981</text:p>
          </table:table-cell>
          <table:table-cell table:formula="of:=IF(AND(COUNTIF([.$Y$4:.$Y$23];&quot;=&quot;&amp;[.T8]);SUM([.U$4:.U7])&lt;[.Z$3]);1;0)" office:value-type="float" office:value="1" calcext:value-type="float">
            <text:p>1</text:p>
          </table:table-cell>
          <table:table-cell table:number-columns-repeated="2"/>
          <table:table-cell table:formula="of:=[.X7]+COUNTIF([.$T$4:.$T$23];&quot;=&quot;&amp;[.Y7])" office:value-type="string" office:string-value="" calcext:value-type="error">
            <text:p>#ARG!</text:p>
          </table:table-cell>
          <table:table-cell table:style-name="ce5" table:formula="of:=IF([.X8]&lt;=[.Z$3];LARGE([.$T$4:.$T$23];[.X8]);&quot;&quot;)" office:value-type="string" office:string-value="" calcext:value-type="error">
            <text:p>#ARG!</text:p>
          </table:table-cell>
          <table:table-cell table:number-columns-repeated="2"/>
          <table:table-cell table:formula="of:=[.U8]+[.S8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[$Zamówienie.A8]" office:value-type="float" office:value="6" calcext:value-type="float">
            <text:p>6</text:p>
          </table:table-cell>
          <table:table-cell table:formula="of:=[$Zamówienie.B8]" office:value-type="float" office:value="2" calcext:value-type="float">
            <text:p>2</text:p>
          </table:table-cell>
          <table:table-cell table:formula="of:=[$Zamówienie.C8]" office:value-type="float" office:value="0" calcext:value-type="float">
            <text:p>0</text:p>
          </table:table-cell>
          <table:table-cell table:formula="of:=[$Zamówienie.D8]" office:value-type="float" office:value="54" calcext:value-type="float">
            <text:p>54</text:p>
          </table:table-cell>
          <table:table-cell table:number-columns-repeated="5"/>
          <table:table-cell table:formula="of:=MIN(MAX(0;[.$B9]*[.J$2]-[.$C9]);[.$D9])" office:value-type="float" office:value="12.2978723404255" calcext:value-type="float">
            <text:p>12,2978723404255</text:p>
          </table:table-cell>
          <table:table-cell table:formula="of:=MIN(MAX(0;[.$B9]*[.K$2]-[.$C9]);[.$D9])" office:value-type="float" office:value="18.8069414316703" calcext:value-type="float">
            <text:p>18,8069414316703</text:p>
          </table:table-cell>
          <table:table-cell table:formula="of:=MIN(MAX(0;[.$B9]*[.L$2]-[.$C9]);[.$D9])" office:value-type="float" office:value="23.9162792301459" calcext:value-type="float">
            <text:p>23,9162792301459</text:p>
          </table:table-cell>
          <table:table-cell table:formula="of:=MIN(MAX(0;[.$B9]*[.M$2]-[.$C9]);[.$D9])" office:value-type="float" office:value="27.4419898486915" calcext:value-type="float">
            <text:p>27,4419898486915</text:p>
          </table:table-cell>
          <table:table-cell table:formula="of:=MIN(MAX(0;[.$B9]*[.N$2]-[.$C9]);[.$D9])" office:value-type="float" office:value="29.7573645659096" calcext:value-type="float">
            <text:p>29,7573645659096</text:p>
          </table:table-cell>
          <table:table-cell table:formula="of:=MIN(MAX(0;[.$B9]*[.O$2]-[.$C9]);[.$D9])" office:value-type="float" office:value="31.459489536784" calcext:value-type="float">
            <text:p>31,459489536784</text:p>
          </table:table-cell>
          <table:table-cell table:number-columns-repeated="3"/>
          <table:table-cell table:formula="of:=ROUNDDOWN([.O9])" office:value-type="float" office:value="31" calcext:value-type="float">
            <text:p>31</text:p>
          </table:table-cell>
          <table:table-cell table:formula="of:=[.O9]-[.S9]" office:value-type="float" office:value="0.459489536783963" calcext:value-type="float">
            <text:p>0,459489536783963</text:p>
          </table:table-cell>
          <table:table-cell table:formula="of:=IF(AND(COUNTIF([.$Y$4:.$Y$23];&quot;=&quot;&amp;[.T9]);SUM([.U$4:.U8])&lt;[.Z$3]);1;0)" office:value-type="float" office:value="1" calcext:value-type="float">
            <text:p>1</text:p>
          </table:table-cell>
          <table:table-cell table:number-columns-repeated="2"/>
          <table:table-cell table:formula="of:=[.X8]+COUNTIF([.$T$4:.$T$23];&quot;=&quot;&amp;[.Y8])" office:value-type="string" office:string-value="" calcext:value-type="error">
            <text:p>#ARG!</text:p>
          </table:table-cell>
          <table:table-cell table:style-name="ce5" table:formula="of:=IF([.X9]&lt;=[.Z$3];LARGE([.$T$4:.$T$23];[.X9]);&quot;&quot;)" office:value-type="string" office:string-value="" calcext:value-type="error">
            <text:p>#ARG!</text:p>
          </table:table-cell>
          <table:table-cell table:number-columns-repeated="2"/>
          <table:table-cell table:formula="of:=[.U9]+[.S9]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$Zamówienie.A9]" office:value-type="float" office:value="7" calcext:value-type="float">
            <text:p>7</text:p>
          </table:table-cell>
          <table:table-cell table:formula="of:=[$Zamówienie.B9]" office:value-type="float" office:value="7" calcext:value-type="float">
            <text:p>7</text:p>
          </table:table-cell>
          <table:table-cell table:formula="of:=[$Zamówienie.C9]" office:value-type="float" office:value="4" calcext:value-type="float">
            <text:p>4</text:p>
          </table:table-cell>
          <table:table-cell table:formula="of:=[$Zamówienie.D9]" office:value-type="float" office:value="33" calcext:value-type="float">
            <text:p>33</text:p>
          </table:table-cell>
          <table:table-cell table:number-columns-repeated="5"/>
          <table:table-cell table:formula="of:=MIN(MAX(0;[.$B10]*[.J$2]-[.$C10]);[.$D10])" office:value-type="float" office:value="33" calcext:value-type="float">
            <text:p>33</text:p>
          </table:table-cell>
          <table:table-cell table:formula="of:=MIN(MAX(0;[.$B10]*[.K$2]-[.$C10]);[.$D10])" office:value-type="float" office:value="33" calcext:value-type="float">
            <text:p>33</text:p>
          </table:table-cell>
          <table:table-cell table:formula="of:=MIN(MAX(0;[.$B10]*[.L$2]-[.$C10]);[.$D10])" office:value-type="float" office:value="33" calcext:value-type="float">
            <text:p>33</text:p>
          </table:table-cell>
          <table:table-cell table:formula="of:=MIN(MAX(0;[.$B10]*[.M$2]-[.$C10]);[.$D10])" office:value-type="float" office:value="33" calcext:value-type="float">
            <text:p>33</text:p>
          </table:table-cell>
          <table:table-cell table:formula="of:=MIN(MAX(0;[.$B10]*[.N$2]-[.$C10]);[.$D10])" office:value-type="float" office:value="33" calcext:value-type="float">
            <text:p>33</text:p>
          </table:table-cell>
          <table:table-cell table:formula="of:=MIN(MAX(0;[.$B10]*[.O$2]-[.$C10]);[.$D10])" office:value-type="float" office:value="33" calcext:value-type="float">
            <text:p>33</text:p>
          </table:table-cell>
          <table:table-cell table:number-columns-repeated="3"/>
          <table:table-cell table:formula="of:=ROUNDDOWN([.O10])" office:value-type="float" office:value="33" calcext:value-type="float">
            <text:p>33</text:p>
          </table:table-cell>
          <table:table-cell table:formula="of:=[.O10]-[.S10]" office:value-type="float" office:value="0" calcext:value-type="float">
            <text:p>0</text:p>
          </table:table-cell>
          <table:table-cell table:formula="of:=IF(AND(COUNTIF([.$Y$4:.$Y$23];&quot;=&quot;&amp;[.T10]);SUM([.U$4:.U9])&lt;[.Z$3]);1;0)" office:value-type="float" office:value="1" calcext:value-type="float">
            <text:p>1</text:p>
          </table:table-cell>
          <table:table-cell table:number-columns-repeated="2"/>
          <table:table-cell table:formula="of:=[.X9]+COUNTIF([.$T$4:.$T$23];&quot;=&quot;&amp;[.Y9])" office:value-type="string" office:string-value="" calcext:value-type="error">
            <text:p>#ARG!</text:p>
          </table:table-cell>
          <table:table-cell table:style-name="ce5" table:formula="of:=IF([.X10]&lt;=[.Z$3];LARGE([.$T$4:.$T$23];[.X10]);&quot;&quot;)" office:value-type="string" office:string-value="" calcext:value-type="error">
            <text:p>#ARG!</text:p>
          </table:table-cell>
          <table:table-cell table:number-columns-repeated="2"/>
          <table:table-cell table:formula="of:=[.U10]+[.S10]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formula="of:=[$Zamówienie.A10]" office:value-type="float" office:value="8" calcext:value-type="float">
            <text:p>8</text:p>
          </table:table-cell>
          <table:table-cell table:formula="of:=[$Zamówienie.B10]" office:value-type="float" office:value="2" calcext:value-type="float">
            <text:p>2</text:p>
          </table:table-cell>
          <table:table-cell table:formula="of:=[$Zamówienie.C10]" office:value-type="float" office:value="3" calcext:value-type="float">
            <text:p>3</text:p>
          </table:table-cell>
          <table:table-cell table:formula="of:=[$Zamówienie.D10]" office:value-type="float" office:value="49" calcext:value-type="float">
            <text:p>49</text:p>
          </table:table-cell>
          <table:table-cell table:number-columns-repeated="5"/>
          <table:table-cell table:formula="of:=MIN(MAX(0;[.$B11]*[.J$2]-[.$C11]);[.$D11])" office:value-type="float" office:value="9.29787234042553" calcext:value-type="float">
            <text:p>9,29787234042553</text:p>
          </table:table-cell>
          <table:table-cell table:formula="of:=MIN(MAX(0;[.$B11]*[.K$2]-[.$C11]);[.$D11])" office:value-type="float" office:value="15.8069414316703" calcext:value-type="float">
            <text:p>15,8069414316703</text:p>
          </table:table-cell>
          <table:table-cell table:formula="of:=MIN(MAX(0;[.$B11]*[.L$2]-[.$C11]);[.$D11])" office:value-type="float" office:value="20.9162792301459" calcext:value-type="float">
            <text:p>20,9162792301459</text:p>
          </table:table-cell>
          <table:table-cell table:formula="of:=MIN(MAX(0;[.$B11]*[.M$2]-[.$C11]);[.$D11])" office:value-type="float" office:value="24.4419898486915" calcext:value-type="float">
            <text:p>24,4419898486915</text:p>
          </table:table-cell>
          <table:table-cell table:formula="of:=MIN(MAX(0;[.$B11]*[.N$2]-[.$C11]);[.$D11])" office:value-type="float" office:value="26.7573645659096" calcext:value-type="float">
            <text:p>26,7573645659096</text:p>
          </table:table-cell>
          <table:table-cell table:formula="of:=MIN(MAX(0;[.$B11]*[.O$2]-[.$C11]);[.$D11])" office:value-type="float" office:value="28.459489536784" calcext:value-type="float">
            <text:p>28,459489536784</text:p>
          </table:table-cell>
          <table:table-cell table:number-columns-repeated="3"/>
          <table:table-cell table:formula="of:=ROUNDDOWN([.O11])" office:value-type="float" office:value="28" calcext:value-type="float">
            <text:p>28</text:p>
          </table:table-cell>
          <table:table-cell table:formula="of:=[.O11]-[.S11]" office:value-type="float" office:value="0.459489536783963" calcext:value-type="float">
            <text:p>0,459489536783963</text:p>
          </table:table-cell>
          <table:table-cell table:formula="of:=IF(AND(COUNTIF([.$Y$4:.$Y$23];&quot;=&quot;&amp;[.T11]);SUM([.U$4:.U10])&lt;[.Z$3]);1;0)" office:value-type="float" office:value="1" calcext:value-type="float">
            <text:p>1</text:p>
          </table:table-cell>
          <table:table-cell table:number-columns-repeated="2"/>
          <table:table-cell table:formula="of:=[.X10]+COUNTIF([.$T$4:.$T$23];&quot;=&quot;&amp;[.Y10])" office:value-type="string" office:string-value="" calcext:value-type="error">
            <text:p>#ARG!</text:p>
          </table:table-cell>
          <table:table-cell table:style-name="ce5" table:formula="of:=IF([.X11]&lt;=[.Z$3];LARGE([.$T$4:.$T$23];[.X11]);&quot;&quot;)" office:value-type="string" office:string-value="" calcext:value-type="error">
            <text:p>#ARG!</text:p>
          </table:table-cell>
          <table:table-cell table:number-columns-repeated="2"/>
          <table:table-cell table:formula="of:=[.U11]+[.S11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[$Zamówienie.A11]" office:value-type="float" office:value="9" calcext:value-type="float">
            <text:p>9</text:p>
          </table:table-cell>
          <table:table-cell table:formula="of:=[$Zamówienie.B11]" office:value-type="float" office:value="10" calcext:value-type="float">
            <text:p>10</text:p>
          </table:table-cell>
          <table:table-cell table:formula="of:=[$Zamówienie.C11]" office:value-type="float" office:value="9" calcext:value-type="float">
            <text:p>9</text:p>
          </table:table-cell>
          <table:table-cell table:formula="of:=[$Zamówienie.D11]" office:value-type="float" office:value="9" calcext:value-type="float">
            <text:p>9</text:p>
          </table:table-cell>
          <table:table-cell table:number-columns-repeated="5"/>
          <table:table-cell table:formula="of:=MIN(MAX(0;[.$B12]*[.J$2]-[.$C12]);[.$D12])" office:value-type="float" office:value="9" calcext:value-type="float">
            <text:p>9</text:p>
          </table:table-cell>
          <table:table-cell table:formula="of:=MIN(MAX(0;[.$B12]*[.K$2]-[.$C12]);[.$D12])" office:value-type="float" office:value="9" calcext:value-type="float">
            <text:p>9</text:p>
          </table:table-cell>
          <table:table-cell table:formula="of:=MIN(MAX(0;[.$B12]*[.L$2]-[.$C12]);[.$D12])" office:value-type="float" office:value="9" calcext:value-type="float">
            <text:p>9</text:p>
          </table:table-cell>
          <table:table-cell table:formula="of:=MIN(MAX(0;[.$B12]*[.M$2]-[.$C12]);[.$D12])" office:value-type="float" office:value="9" calcext:value-type="float">
            <text:p>9</text:p>
          </table:table-cell>
          <table:table-cell table:formula="of:=MIN(MAX(0;[.$B12]*[.N$2]-[.$C12]);[.$D12])" office:value-type="float" office:value="9" calcext:value-type="float">
            <text:p>9</text:p>
          </table:table-cell>
          <table:table-cell table:formula="of:=MIN(MAX(0;[.$B12]*[.O$2]-[.$C12]);[.$D12])" office:value-type="float" office:value="9" calcext:value-type="float">
            <text:p>9</text:p>
          </table:table-cell>
          <table:table-cell table:number-columns-repeated="3"/>
          <table:table-cell table:formula="of:=ROUNDDOWN([.O12])" office:value-type="float" office:value="9" calcext:value-type="float">
            <text:p>9</text:p>
          </table:table-cell>
          <table:table-cell table:formula="of:=[.O12]-[.S12]" office:value-type="float" office:value="0" calcext:value-type="float">
            <text:p>0</text:p>
          </table:table-cell>
          <table:table-cell table:formula="of:=IF(AND(COUNTIF([.$Y$4:.$Y$23];&quot;=&quot;&amp;[.T12]);SUM([.U$4:.U11])&lt;[.Z$3]);1;0)" office:value-type="float" office:value="1" calcext:value-type="float">
            <text:p>1</text:p>
          </table:table-cell>
          <table:table-cell table:number-columns-repeated="2"/>
          <table:table-cell table:formula="of:=[.X11]+COUNTIF([.$T$4:.$T$23];&quot;=&quot;&amp;[.Y11])" office:value-type="string" office:string-value="" calcext:value-type="error">
            <text:p>#ARG!</text:p>
          </table:table-cell>
          <table:table-cell table:style-name="ce5" table:formula="of:=IF([.X12]&lt;=[.Z$3];LARGE([.$T$4:.$T$23];[.X12]);&quot;&quot;)" office:value-type="string" office:string-value="" calcext:value-type="error">
            <text:p>#ARG!</text:p>
          </table:table-cell>
          <table:table-cell table:number-columns-repeated="2"/>
          <table:table-cell table:formula="of:=[.U12]+[.S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$Zamówienie.A12]" office:value-type="float" office:value="10" calcext:value-type="float">
            <text:p>10</text:p>
          </table:table-cell>
          <table:table-cell table:formula="of:=[$Zamówienie.B12]" office:value-type="float" office:value="3" calcext:value-type="float">
            <text:p>3</text:p>
          </table:table-cell>
          <table:table-cell table:formula="of:=[$Zamówienie.C12]" office:value-type="float" office:value="4" calcext:value-type="float">
            <text:p>4</text:p>
          </table:table-cell>
          <table:table-cell table:formula="of:=[$Zamówienie.D12]" office:value-type="float" office:value="21" calcext:value-type="float">
            <text:p>21</text:p>
          </table:table-cell>
          <table:table-cell table:number-columns-repeated="5"/>
          <table:table-cell table:formula="of:=MIN(MAX(0;[.$B13]*[.J$2]-[.$C13]);[.$D13])" office:value-type="float" office:value="14.4468085106383" calcext:value-type="float">
            <text:p>14,4468085106383</text:p>
          </table:table-cell>
          <table:table-cell table:formula="of:=MIN(MAX(0;[.$B13]*[.K$2]-[.$C13]);[.$D13])" office:value-type="float" office:value="21" calcext:value-type="float">
            <text:p>21</text:p>
          </table:table-cell>
          <table:table-cell table:formula="of:=MIN(MAX(0;[.$B13]*[.L$2]-[.$C13]);[.$D13])" office:value-type="float" office:value="21" calcext:value-type="float">
            <text:p>21</text:p>
          </table:table-cell>
          <table:table-cell table:formula="of:=MIN(MAX(0;[.$B13]*[.M$2]-[.$C13]);[.$D13])" office:value-type="float" office:value="21" calcext:value-type="float">
            <text:p>21</text:p>
          </table:table-cell>
          <table:table-cell table:formula="of:=MIN(MAX(0;[.$B13]*[.N$2]-[.$C13]);[.$D13])" office:value-type="float" office:value="21" calcext:value-type="float">
            <text:p>21</text:p>
          </table:table-cell>
          <table:table-cell table:formula="of:=MIN(MAX(0;[.$B13]*[.O$2]-[.$C13]);[.$D13])" office:value-type="float" office:value="21" calcext:value-type="float">
            <text:p>21</text:p>
          </table:table-cell>
          <table:table-cell table:number-columns-repeated="3"/>
          <table:table-cell table:formula="of:=ROUNDDOWN([.O13])" office:value-type="float" office:value="21" calcext:value-type="float">
            <text:p>21</text:p>
          </table:table-cell>
          <table:table-cell table:formula="of:=[.O13]-[.S13]" office:value-type="float" office:value="0" calcext:value-type="float">
            <text:p>0</text:p>
          </table:table-cell>
          <table:table-cell table:formula="of:=IF(AND(COUNTIF([.$Y$4:.$Y$23];&quot;=&quot;&amp;[.T13]);SUM([.U$4:.U12])&lt;[.Z$3]);1;0)" office:value-type="float" office:value="1" calcext:value-type="float">
            <text:p>1</text:p>
          </table:table-cell>
          <table:table-cell table:number-columns-repeated="2"/>
          <table:table-cell table:formula="of:=[.X12]+COUNTIF([.$T$4:.$T$23];&quot;=&quot;&amp;[.Y12])" office:value-type="string" office:string-value="" calcext:value-type="error">
            <text:p>#ARG!</text:p>
          </table:table-cell>
          <table:table-cell table:style-name="ce5" table:formula="of:=IF([.X13]&lt;=[.Z$3];LARGE([.$T$4:.$T$23];[.X13]);&quot;&quot;)" office:value-type="string" office:string-value="" calcext:value-type="error">
            <text:p>#ARG!</text:p>
          </table:table-cell>
          <table:table-cell table:number-columns-repeated="2"/>
          <table:table-cell table:formula="of:=[.U13]+[.S13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formula="of:=[$Zamówienie.A13]" office:value-type="float" office:value="11" calcext:value-type="float">
            <text:p>11</text:p>
          </table:table-cell>
          <table:table-cell table:formula="of:=[$Zamówienie.B13]" office:value-type="float" office:value="0" calcext:value-type="float">
            <text:p>0</text:p>
          </table:table-cell>
          <table:table-cell table:formula="of:=[$Zamówienie.C13]" office:value-type="float" office:value="0" calcext:value-type="float">
            <text:p>0</text:p>
          </table:table-cell>
          <table:table-cell table:formula="of:=[$Zamówienie.D13]" office:value-type="float" office:value="40" calcext:value-type="float">
            <text:p>40</text:p>
          </table:table-cell>
          <table:table-cell table:number-columns-repeated="5"/>
          <table:table-cell table:formula="of:=MIN(MAX(0;[.$B14]*[.J$2]-[.$C14]);[.$D14])" office:value-type="float" office:value="0" calcext:value-type="float">
            <text:p>0</text:p>
          </table:table-cell>
          <table:table-cell table:formula="of:=MIN(MAX(0;[.$B14]*[.K$2]-[.$C14]);[.$D14])" office:value-type="float" office:value="0" calcext:value-type="float">
            <text:p>0</text:p>
          </table:table-cell>
          <table:table-cell table:formula="of:=MIN(MAX(0;[.$B14]*[.L$2]-[.$C14]);[.$D14])" office:value-type="float" office:value="0" calcext:value-type="float">
            <text:p>0</text:p>
          </table:table-cell>
          <table:table-cell table:formula="of:=MIN(MAX(0;[.$B14]*[.M$2]-[.$C14]);[.$D14])" office:value-type="float" office:value="0" calcext:value-type="float">
            <text:p>0</text:p>
          </table:table-cell>
          <table:table-cell table:formula="of:=MIN(MAX(0;[.$B14]*[.N$2]-[.$C14]);[.$D14])" office:value-type="float" office:value="0" calcext:value-type="float">
            <text:p>0</text:p>
          </table:table-cell>
          <table:table-cell table:formula="of:=MIN(MAX(0;[.$B14]*[.O$2]-[.$C14]);[.$D14])" office:value-type="float" office:value="0" calcext:value-type="float">
            <text:p>0</text:p>
          </table:table-cell>
          <table:table-cell table:number-columns-repeated="3"/>
          <table:table-cell table:formula="of:=ROUNDDOWN([.O14])" office:value-type="float" office:value="0" calcext:value-type="float">
            <text:p>0</text:p>
          </table:table-cell>
          <table:table-cell table:formula="of:=[.O14]-[.S14]" office:value-type="float" office:value="0" calcext:value-type="float">
            <text:p>0</text:p>
          </table:table-cell>
          <table:table-cell table:formula="of:=IF(AND(COUNTIF([.$Y$4:.$Y$23];&quot;=&quot;&amp;[.T14]);SUM([.U$4:.U13])&lt;[.Z$3]);1;0)" office:value-type="float" office:value="1" calcext:value-type="float">
            <text:p>1</text:p>
          </table:table-cell>
          <table:table-cell table:number-columns-repeated="2"/>
          <table:table-cell table:formula="of:=[.X13]+COUNTIF([.$T$4:.$T$23];&quot;=&quot;&amp;[.Y13])" office:value-type="string" office:string-value="" calcext:value-type="error">
            <text:p>#ARG!</text:p>
          </table:table-cell>
          <table:table-cell table:style-name="ce5" table:formula="of:=IF([.X14]&lt;=[.Z$3];LARGE([.$T$4:.$T$23];[.X14]);&quot;&quot;)" office:value-type="string" office:string-value="" calcext:value-type="error">
            <text:p>#ARG!</text:p>
          </table:table-cell>
          <table:table-cell table:number-columns-repeated="2"/>
          <table:table-cell table:formula="of:=[.U14]+[.S1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4]" office:value-type="float" office:value="12" calcext:value-type="float">
            <text:p>12</text:p>
          </table:table-cell>
          <table:table-cell table:formula="of:=[$Zamówienie.B14]" office:value-type="float" office:value="10" calcext:value-type="float">
            <text:p>10</text:p>
          </table:table-cell>
          <table:table-cell table:formula="of:=[$Zamówienie.C14]" office:value-type="float" office:value="14" calcext:value-type="float">
            <text:p>14</text:p>
          </table:table-cell>
          <table:table-cell table:formula="of:=[$Zamówienie.D14]" office:value-type="float" office:value="19" calcext:value-type="float">
            <text:p>19</text:p>
          </table:table-cell>
          <table:table-cell table:number-columns-repeated="5"/>
          <table:table-cell table:formula="of:=MIN(MAX(0;[.$B15]*[.J$2]-[.$C15]);[.$D15])" office:value-type="float" office:value="19" calcext:value-type="float">
            <text:p>19</text:p>
          </table:table-cell>
          <table:table-cell table:formula="of:=MIN(MAX(0;[.$B15]*[.K$2]-[.$C15]);[.$D15])" office:value-type="float" office:value="19" calcext:value-type="float">
            <text:p>19</text:p>
          </table:table-cell>
          <table:table-cell table:formula="of:=MIN(MAX(0;[.$B15]*[.L$2]-[.$C15]);[.$D15])" office:value-type="float" office:value="19" calcext:value-type="float">
            <text:p>19</text:p>
          </table:table-cell>
          <table:table-cell table:formula="of:=MIN(MAX(0;[.$B15]*[.M$2]-[.$C15]);[.$D15])" office:value-type="float" office:value="19" calcext:value-type="float">
            <text:p>19</text:p>
          </table:table-cell>
          <table:table-cell table:formula="of:=MIN(MAX(0;[.$B15]*[.N$2]-[.$C15]);[.$D15])" office:value-type="float" office:value="19" calcext:value-type="float">
            <text:p>19</text:p>
          </table:table-cell>
          <table:table-cell table:formula="of:=MIN(MAX(0;[.$B15]*[.O$2]-[.$C15]);[.$D15])" office:value-type="float" office:value="19" calcext:value-type="float">
            <text:p>19</text:p>
          </table:table-cell>
          <table:table-cell table:number-columns-repeated="3"/>
          <table:table-cell table:formula="of:=ROUNDDOWN([.O15])" office:value-type="float" office:value="19" calcext:value-type="float">
            <text:p>19</text:p>
          </table:table-cell>
          <table:table-cell table:formula="of:=[.O15]-[.S15]" office:value-type="float" office:value="0" calcext:value-type="float">
            <text:p>0</text:p>
          </table:table-cell>
          <table:table-cell table:formula="of:=IF(AND(COUNTIF([.$Y$4:.$Y$23];&quot;=&quot;&amp;[.T15]);SUM([.U$4:.U14])&lt;[.Z$3]);1;0)" office:value-type="float" office:value="1" calcext:value-type="float">
            <text:p>1</text:p>
          </table:table-cell>
          <table:table-cell table:number-columns-repeated="2"/>
          <table:table-cell table:formula="of:=[.X14]+COUNTIF([.$T$4:.$T$23];&quot;=&quot;&amp;[.Y14])" office:value-type="string" office:string-value="" calcext:value-type="error">
            <text:p>#ARG!</text:p>
          </table:table-cell>
          <table:table-cell table:style-name="ce5" table:formula="of:=IF([.X15]&lt;=[.Z$3];LARGE([.$T$4:.$T$23];[.X15]);&quot;&quot;)" office:value-type="string" office:string-value="" calcext:value-type="error">
            <text:p>#ARG!</text:p>
          </table:table-cell>
          <table:table-cell table:number-columns-repeated="2"/>
          <table:table-cell table:formula="of:=[.U15]+[.S15]" office:value-type="float" office:value="20" calcext:value-type="float">
            <text:p>20</text:p>
          </table:table-cell>
          <table:table-cell table:number-columns-repeated="2"/>
          <table:table-cell table:style-name="ce2"/>
        </table:table-row>
        <table:table-row table:style-name="ro1">
          <table:table-cell table:formula="of:=[$Zamówienie.A15]" office:value-type="float" office:value="13" calcext:value-type="float">
            <text:p>13</text:p>
          </table:table-cell>
          <table:table-cell table:formula="of:=[$Zamówienie.B15]" office:value-type="float" office:value="9" calcext:value-type="float">
            <text:p>9</text:p>
          </table:table-cell>
          <table:table-cell table:formula="of:=[$Zamówienie.C15]" office:value-type="float" office:value="14" calcext:value-type="float">
            <text:p>14</text:p>
          </table:table-cell>
          <table:table-cell table:formula="of:=[$Zamówienie.D15]" office:value-type="float" office:value="40" calcext:value-type="float">
            <text:p>40</text:p>
          </table:table-cell>
          <table:table-cell table:number-columns-repeated="5"/>
          <table:table-cell table:formula="of:=MIN(MAX(0;[.$B16]*[.J$2]-[.$C16]);[.$D16])" office:value-type="float" office:value="40" calcext:value-type="float">
            <text:p>40</text:p>
          </table:table-cell>
          <table:table-cell table:formula="of:=MIN(MAX(0;[.$B16]*[.K$2]-[.$C16]);[.$D16])" office:value-type="float" office:value="40" calcext:value-type="float">
            <text:p>40</text:p>
          </table:table-cell>
          <table:table-cell table:formula="of:=MIN(MAX(0;[.$B16]*[.L$2]-[.$C16]);[.$D16])" office:value-type="float" office:value="40" calcext:value-type="float">
            <text:p>40</text:p>
          </table:table-cell>
          <table:table-cell table:formula="of:=MIN(MAX(0;[.$B16]*[.M$2]-[.$C16]);[.$D16])" office:value-type="float" office:value="40" calcext:value-type="float">
            <text:p>40</text:p>
          </table:table-cell>
          <table:table-cell table:formula="of:=MIN(MAX(0;[.$B16]*[.N$2]-[.$C16]);[.$D16])" office:value-type="float" office:value="40" calcext:value-type="float">
            <text:p>40</text:p>
          </table:table-cell>
          <table:table-cell table:formula="of:=MIN(MAX(0;[.$B16]*[.O$2]-[.$C16]);[.$D16])" office:value-type="float" office:value="40" calcext:value-type="float">
            <text:p>40</text:p>
          </table:table-cell>
          <table:table-cell table:number-columns-repeated="3"/>
          <table:table-cell table:formula="of:=ROUNDDOWN([.O16])" office:value-type="float" office:value="40" calcext:value-type="float">
            <text:p>40</text:p>
          </table:table-cell>
          <table:table-cell table:formula="of:=[.O16]-[.S16]" office:value-type="float" office:value="0" calcext:value-type="float">
            <text:p>0</text:p>
          </table:table-cell>
          <table:table-cell table:formula="of:=IF(AND(COUNTIF([.$Y$4:.$Y$23];&quot;=&quot;&amp;[.T16]);SUM([.U$4:.U15])&lt;[.Z$3]);1;0)" office:value-type="float" office:value="1" calcext:value-type="float">
            <text:p>1</text:p>
          </table:table-cell>
          <table:table-cell table:number-columns-repeated="2"/>
          <table:table-cell table:formula="of:=[.X15]+COUNTIF([.$T$4:.$T$23];&quot;=&quot;&amp;[.Y15])" office:value-type="string" office:string-value="" calcext:value-type="error">
            <text:p>#ARG!</text:p>
          </table:table-cell>
          <table:table-cell table:style-name="ce5" table:formula="of:=IF([.X16]&lt;=[.Z$3];LARGE([.$T$4:.$T$23];[.X16]);&quot;&quot;)" office:value-type="string" office:string-value="" calcext:value-type="error">
            <text:p>#ARG!</text:p>
          </table:table-cell>
          <table:table-cell table:number-columns-repeated="2"/>
          <table:table-cell table:formula="of:=[.U16]+[.S16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formula="of:=[$Zamówienie.A16]" office:value-type="float" office:value="14" calcext:value-type="float">
            <text:p>14</text:p>
          </table:table-cell>
          <table:table-cell table:formula="of:=[$Zamówienie.B16]" office:value-type="float" office:value="1" calcext:value-type="float">
            <text:p>1</text:p>
          </table:table-cell>
          <table:table-cell table:formula="of:=[$Zamówienie.C16]" office:value-type="float" office:value="1" calcext:value-type="float">
            <text:p>1</text:p>
          </table:table-cell>
          <table:table-cell table:formula="of:=[$Zamówienie.D16]" office:value-type="float" office:value="39" calcext:value-type="float">
            <text:p>39</text:p>
          </table:table-cell>
          <table:table-cell table:number-columns-repeated="5"/>
          <table:table-cell table:formula="of:=MIN(MAX(0;[.$B17]*[.J$2]-[.$C17]);[.$D17])" office:value-type="float" office:value="5.14893617021277" calcext:value-type="float">
            <text:p>5,14893617021277</text:p>
          </table:table-cell>
          <table:table-cell table:formula="of:=MIN(MAX(0;[.$B17]*[.K$2]-[.$C17]);[.$D17])" office:value-type="float" office:value="8.40347071583514" calcext:value-type="float">
            <text:p>8,40347071583514</text:p>
          </table:table-cell>
          <table:table-cell table:formula="of:=MIN(MAX(0;[.$B17]*[.L$2]-[.$C17]);[.$D17])" office:value-type="float" office:value="10.958139615073" calcext:value-type="float">
            <text:p>10,958139615073</text:p>
          </table:table-cell>
          <table:table-cell table:formula="of:=MIN(MAX(0;[.$B17]*[.M$2]-[.$C17]);[.$D17])" office:value-type="float" office:value="12.7209949243457" calcext:value-type="float">
            <text:p>12,7209949243457</text:p>
          </table:table-cell>
          <table:table-cell table:formula="of:=MIN(MAX(0;[.$B17]*[.N$2]-[.$C17]);[.$D17])" office:value-type="float" office:value="13.8786822829548" calcext:value-type="float">
            <text:p>13,8786822829548</text:p>
          </table:table-cell>
          <table:table-cell table:formula="of:=MIN(MAX(0;[.$B17]*[.O$2]-[.$C17]);[.$D17])" office:value-type="float" office:value="14.729744768392" calcext:value-type="float">
            <text:p>14,729744768392</text:p>
          </table:table-cell>
          <table:table-cell table:number-columns-repeated="3"/>
          <table:table-cell table:formula="of:=ROUNDDOWN([.O17])" office:value-type="float" office:value="14" calcext:value-type="float">
            <text:p>14</text:p>
          </table:table-cell>
          <table:table-cell table:formula="of:=[.O17]-[.S17]" office:value-type="float" office:value="0.729744768391981" calcext:value-type="float">
            <text:p>0,729744768391981</text:p>
          </table:table-cell>
          <table:table-cell table:formula="of:=IF(AND(COUNTIF([.$Y$4:.$Y$23];&quot;=&quot;&amp;[.T17]);SUM([.U$4:.U16])&lt;[.Z$3]);1;0)" office:value-type="float" office:value="1" calcext:value-type="float">
            <text:p>1</text:p>
          </table:table-cell>
          <table:table-cell table:number-columns-repeated="2"/>
          <table:table-cell table:formula="of:=[.X16]+COUNTIF([.$T$4:.$T$23];&quot;=&quot;&amp;[.Y16])" office:value-type="string" office:string-value="" calcext:value-type="error">
            <text:p>#ARG!</text:p>
          </table:table-cell>
          <table:table-cell table:style-name="ce5" table:formula="of:=IF([.X17]&lt;=[.Z$3];LARGE([.$T$4:.$T$23];[.X17]);&quot;&quot;)" office:value-type="string" office:string-value="" calcext:value-type="error">
            <text:p>#ARG!</text:p>
          </table:table-cell>
          <table:table-cell table:number-columns-repeated="2"/>
          <table:table-cell table:formula="of:=[.U17]+[.S1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[$Zamówienie.A17]" office:value-type="float" office:value="15" calcext:value-type="float">
            <text:p>15</text:p>
          </table:table-cell>
          <table:table-cell table:formula="of:=[$Zamówienie.B17]" office:value-type="float" office:value="0" calcext:value-type="float">
            <text:p>0</text:p>
          </table:table-cell>
          <table:table-cell table:formula="of:=[$Zamówienie.C17]" office:value-type="float" office:value="0" calcext:value-type="float">
            <text:p>0</text:p>
          </table:table-cell>
          <table:table-cell table:formula="of:=[$Zamówienie.D17]" office:value-type="float" office:value="0" calcext:value-type="float">
            <text:p>0</text:p>
          </table:table-cell>
          <table:table-cell table:number-columns-repeated="5"/>
          <table:table-cell table:formula="of:=MIN(MAX(0;[.$B18]*[.J$2]-[.$C18]);[.$D18])" office:value-type="float" office:value="0" calcext:value-type="float">
            <text:p>0</text:p>
          </table:table-cell>
          <table:table-cell table:formula="of:=MIN(MAX(0;[.$B18]*[.K$2]-[.$C18]);[.$D18])" office:value-type="float" office:value="0" calcext:value-type="float">
            <text:p>0</text:p>
          </table:table-cell>
          <table:table-cell table:formula="of:=MIN(MAX(0;[.$B18]*[.L$2]-[.$C18]);[.$D18])" office:value-type="float" office:value="0" calcext:value-type="float">
            <text:p>0</text:p>
          </table:table-cell>
          <table:table-cell table:formula="of:=MIN(MAX(0;[.$B18]*[.M$2]-[.$C18]);[.$D18])" office:value-type="float" office:value="0" calcext:value-type="float">
            <text:p>0</text:p>
          </table:table-cell>
          <table:table-cell table:formula="of:=MIN(MAX(0;[.$B18]*[.N$2]-[.$C18]);[.$D18])" office:value-type="float" office:value="0" calcext:value-type="float">
            <text:p>0</text:p>
          </table:table-cell>
          <table:table-cell table:formula="of:=MIN(MAX(0;[.$B18]*[.O$2]-[.$C18]);[.$D18])" office:value-type="float" office:value="0" calcext:value-type="float">
            <text:p>0</text:p>
          </table:table-cell>
          <table:table-cell table:number-columns-repeated="3"/>
          <table:table-cell table:formula="of:=ROUNDDOWN([.O18])" office:value-type="float" office:value="0" calcext:value-type="float">
            <text:p>0</text:p>
          </table:table-cell>
          <table:table-cell table:formula="of:=[.O18]-[.S18]" office:value-type="float" office:value="0" calcext:value-type="float">
            <text:p>0</text:p>
          </table:table-cell>
          <table:table-cell table:formula="of:=IF(AND(COUNTIF([.$Y$4:.$Y$23];&quot;=&quot;&amp;[.T18]);SUM([.U$4:.U17])&lt;[.Z$3]);1;0)" office:value-type="float" office:value="1" calcext:value-type="float">
            <text:p>1</text:p>
          </table:table-cell>
          <table:table-cell table:number-columns-repeated="2"/>
          <table:table-cell table:formula="of:=[.X17]+COUNTIF([.$T$4:.$T$23];&quot;=&quot;&amp;[.Y17])" office:value-type="string" office:string-value="" calcext:value-type="error">
            <text:p>#ARG!</text:p>
          </table:table-cell>
          <table:table-cell table:style-name="ce5" table:formula="of:=IF([.X18]&lt;=[.Z$3];LARGE([.$T$4:.$T$23];[.X18]);&quot;&quot;)" office:value-type="string" office:string-value="" calcext:value-type="error">
            <text:p>#ARG!</text:p>
          </table:table-cell>
          <table:table-cell table:number-columns-repeated="2"/>
          <table:table-cell table:formula="of:=[.U18]+[.S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8]" office:value-type="float" office:value="16" calcext:value-type="float">
            <text:p>16</text:p>
          </table:table-cell>
          <table:table-cell table:formula="of:=[$Zamówienie.B18]" office:value-type="float" office:value="6" calcext:value-type="float">
            <text:p>6</text:p>
          </table:table-cell>
          <table:table-cell table:formula="of:=[$Zamówienie.C18]" office:value-type="float" office:value="8" calcext:value-type="float">
            <text:p>8</text:p>
          </table:table-cell>
          <table:table-cell table:formula="of:=[$Zamówienie.D18]" office:value-type="float" office:value="2" calcext:value-type="float">
            <text:p>2</text:p>
          </table:table-cell>
          <table:table-cell table:number-columns-repeated="5"/>
          <table:table-cell table:formula="of:=MIN(MAX(0;[.$B19]*[.J$2]-[.$C19]);[.$D19])" office:value-type="float" office:value="2" calcext:value-type="float">
            <text:p>2</text:p>
          </table:table-cell>
          <table:table-cell table:formula="of:=MIN(MAX(0;[.$B19]*[.K$2]-[.$C19]);[.$D19])" office:value-type="float" office:value="2" calcext:value-type="float">
            <text:p>2</text:p>
          </table:table-cell>
          <table:table-cell table:formula="of:=MIN(MAX(0;[.$B19]*[.L$2]-[.$C19]);[.$D19])" office:value-type="float" office:value="2" calcext:value-type="float">
            <text:p>2</text:p>
          </table:table-cell>
          <table:table-cell table:formula="of:=MIN(MAX(0;[.$B19]*[.M$2]-[.$C19]);[.$D19])" office:value-type="float" office:value="2" calcext:value-type="float">
            <text:p>2</text:p>
          </table:table-cell>
          <table:table-cell table:formula="of:=MIN(MAX(0;[.$B19]*[.N$2]-[.$C19]);[.$D19])" office:value-type="float" office:value="2" calcext:value-type="float">
            <text:p>2</text:p>
          </table:table-cell>
          <table:table-cell table:formula="of:=MIN(MAX(0;[.$B19]*[.O$2]-[.$C19]);[.$D19])" office:value-type="float" office:value="2" calcext:value-type="float">
            <text:p>2</text:p>
          </table:table-cell>
          <table:table-cell table:number-columns-repeated="3"/>
          <table:table-cell table:formula="of:=ROUNDDOWN([.O19])" office:value-type="float" office:value="2" calcext:value-type="float">
            <text:p>2</text:p>
          </table:table-cell>
          <table:table-cell table:formula="of:=[.O19]-[.S19]" office:value-type="float" office:value="0" calcext:value-type="float">
            <text:p>0</text:p>
          </table:table-cell>
          <table:table-cell table:formula="of:=IF(AND(COUNTIF([.$Y$4:.$Y$23];&quot;=&quot;&amp;[.T19]);SUM([.U$4:.U18])&lt;[.Z$3]);1;0)" office:value-type="float" office:value="1" calcext:value-type="float">
            <text:p>1</text:p>
          </table:table-cell>
          <table:table-cell table:number-columns-repeated="2"/>
          <table:table-cell table:formula="of:=[.X18]+COUNTIF([.$T$4:.$T$23];&quot;=&quot;&amp;[.Y18])" office:value-type="string" office:string-value="" calcext:value-type="error">
            <text:p>#ARG!</text:p>
          </table:table-cell>
          <table:table-cell table:style-name="ce5" table:formula="of:=IF([.X19]&lt;=[.Z$3];LARGE([.$T$4:.$T$23];[.X19]);&quot;&quot;)" office:value-type="string" office:string-value="" calcext:value-type="error">
            <text:p>#ARG!</text:p>
          </table:table-cell>
          <table:table-cell table:number-columns-repeated="2"/>
          <table:table-cell table:formula="of:=[.U19]+[.S19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$Zamówienie.A19]" office:value-type="float" office:value="17" calcext:value-type="float">
            <text:p>17</text:p>
          </table:table-cell>
          <table:table-cell table:formula="of:=[$Zamówienie.B19]" office:value-type="float" office:value="4" calcext:value-type="float">
            <text:p>4</text:p>
          </table:table-cell>
          <table:table-cell table:formula="of:=[$Zamówienie.C19]" office:value-type="float" office:value="3" calcext:value-type="float">
            <text:p>3</text:p>
          </table:table-cell>
          <table:table-cell table:formula="of:=[$Zamówienie.D19]" office:value-type="float" office:value="54" calcext:value-type="float">
            <text:p>54</text:p>
          </table:table-cell>
          <table:table-cell table:number-columns-repeated="5"/>
          <table:table-cell table:formula="of:=MIN(MAX(0;[.$B20]*[.J$2]-[.$C20]);[.$D20])" office:value-type="float" office:value="21.5957446808511" calcext:value-type="float">
            <text:p>21,5957446808511</text:p>
          </table:table-cell>
          <table:table-cell table:formula="of:=MIN(MAX(0;[.$B20]*[.K$2]-[.$C20]);[.$D20])" office:value-type="float" office:value="34.6138828633406" calcext:value-type="float">
            <text:p>34,6138828633406</text:p>
          </table:table-cell>
          <table:table-cell table:formula="of:=MIN(MAX(0;[.$B20]*[.L$2]-[.$C20]);[.$D20])" office:value-type="float" office:value="44.8325584602918" calcext:value-type="float">
            <text:p>44,8325584602918</text:p>
          </table:table-cell>
          <table:table-cell table:formula="of:=MIN(MAX(0;[.$B20]*[.M$2]-[.$C20]);[.$D20])" office:value-type="float" office:value="51.8839796973829" calcext:value-type="float">
            <text:p>51,8839796973829</text:p>
          </table:table-cell>
          <table:table-cell table:formula="of:=MIN(MAX(0;[.$B20]*[.N$2]-[.$C20]);[.$D20])" office:value-type="float" office:value="54" calcext:value-type="float">
            <text:p>54</text:p>
          </table:table-cell>
          <table:table-cell table:formula="of:=MIN(MAX(0;[.$B20]*[.O$2]-[.$C20]);[.$D20])" office:value-type="float" office:value="54" calcext:value-type="float">
            <text:p>54</text:p>
          </table:table-cell>
          <table:table-cell table:number-columns-repeated="3"/>
          <table:table-cell table:formula="of:=ROUNDDOWN([.O20])" office:value-type="float" office:value="54" calcext:value-type="float">
            <text:p>54</text:p>
          </table:table-cell>
          <table:table-cell table:formula="of:=[.O20]-[.S20]" office:value-type="float" office:value="0" calcext:value-type="float">
            <text:p>0</text:p>
          </table:table-cell>
          <table:table-cell table:formula="of:=IF(AND(COUNTIF([.$Y$4:.$Y$23];&quot;=&quot;&amp;[.T20]);SUM([.U$4:.U19])&lt;[.Z$3]);1;0)" office:value-type="float" office:value="1" calcext:value-type="float">
            <text:p>1</text:p>
          </table:table-cell>
          <table:table-cell table:number-columns-repeated="2"/>
          <table:table-cell table:formula="of:=[.X19]+COUNTIF([.$T$4:.$T$23];&quot;=&quot;&amp;[.Y19])" office:value-type="string" office:string-value="" calcext:value-type="error">
            <text:p>#ARG!</text:p>
          </table:table-cell>
          <table:table-cell table:style-name="ce5" table:formula="of:=IF([.X20]&lt;=[.Z$3];LARGE([.$T$4:.$T$23];[.X20]);&quot;&quot;)" office:value-type="string" office:string-value="" calcext:value-type="error">
            <text:p>#ARG!</text:p>
          </table:table-cell>
          <table:table-cell table:number-columns-repeated="2"/>
          <table:table-cell table:formula="of:=[.U20]+[.S20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formula="of:=[$Zamówienie.A20]" office:value-type="float" office:value="18" calcext:value-type="float">
            <text:p>18</text:p>
          </table:table-cell>
          <table:table-cell table:formula="of:=[$Zamówienie.B20]" office:value-type="float" office:value="7" calcext:value-type="float">
            <text:p>7</text:p>
          </table:table-cell>
          <table:table-cell table:formula="of:=[$Zamówienie.C20]" office:value-type="float" office:value="9" calcext:value-type="float">
            <text:p>9</text:p>
          </table:table-cell>
          <table:table-cell table:formula="of:=[$Zamówienie.D20]" office:value-type="float" office:value="39" calcext:value-type="float">
            <text:p>39</text:p>
          </table:table-cell>
          <table:table-cell table:number-columns-repeated="5"/>
          <table:table-cell table:formula="of:=MIN(MAX(0;[.$B21]*[.J$2]-[.$C21]);[.$D21])" office:value-type="float" office:value="34.0425531914894" calcext:value-type="float">
            <text:p>34,0425531914894</text:p>
          </table:table-cell>
          <table:table-cell table:formula="of:=MIN(MAX(0;[.$B21]*[.K$2]-[.$C21]);[.$D21])" office:value-type="float" office:value="39" calcext:value-type="float">
            <text:p>39</text:p>
          </table:table-cell>
          <table:table-cell table:formula="of:=MIN(MAX(0;[.$B21]*[.L$2]-[.$C21]);[.$D21])" office:value-type="float" office:value="39" calcext:value-type="float">
            <text:p>39</text:p>
          </table:table-cell>
          <table:table-cell table:formula="of:=MIN(MAX(0;[.$B21]*[.M$2]-[.$C21]);[.$D21])" office:value-type="float" office:value="39" calcext:value-type="float">
            <text:p>39</text:p>
          </table:table-cell>
          <table:table-cell table:formula="of:=MIN(MAX(0;[.$B21]*[.N$2]-[.$C21]);[.$D21])" office:value-type="float" office:value="39" calcext:value-type="float">
            <text:p>39</text:p>
          </table:table-cell>
          <table:table-cell table:formula="of:=MIN(MAX(0;[.$B21]*[.O$2]-[.$C21]);[.$D21])" office:value-type="float" office:value="39" calcext:value-type="float">
            <text:p>39</text:p>
          </table:table-cell>
          <table:table-cell table:number-columns-repeated="3"/>
          <table:table-cell table:formula="of:=ROUNDDOWN([.O21])" office:value-type="float" office:value="39" calcext:value-type="float">
            <text:p>39</text:p>
          </table:table-cell>
          <table:table-cell table:formula="of:=[.O21]-[.S21]" office:value-type="float" office:value="0" calcext:value-type="float">
            <text:p>0</text:p>
          </table:table-cell>
          <table:table-cell table:formula="of:=IF(AND(COUNTIF([.$Y$4:.$Y$23];&quot;=&quot;&amp;[.T21]);SUM([.U$4:.U20])&lt;[.Z$3]);1;0)" office:value-type="float" office:value="1" calcext:value-type="float">
            <text:p>1</text:p>
          </table:table-cell>
          <table:table-cell table:number-columns-repeated="2"/>
          <table:table-cell table:formula="of:=[.X20]+COUNTIF([.$T$4:.$T$23];&quot;=&quot;&amp;[.Y20])" office:value-type="string" office:string-value="" calcext:value-type="error">
            <text:p>#ARG!</text:p>
          </table:table-cell>
          <table:table-cell table:style-name="ce5" table:formula="of:=IF([.X21]&lt;=[.Z$3];LARGE([.$T$4:.$T$23];[.X21]);&quot;&quot;)" office:value-type="string" office:string-value="" calcext:value-type="error">
            <text:p>#ARG!</text:p>
          </table:table-cell>
          <table:table-cell table:number-columns-repeated="2"/>
          <table:table-cell table:formula="of:=[.U21]+[.S21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$Zamówienie.A21]" office:value-type="float" office:value="19" calcext:value-type="float">
            <text:p>19</text:p>
          </table:table-cell>
          <table:table-cell table:formula="of:=[$Zamówienie.B21]" office:value-type="float" office:value="8" calcext:value-type="float">
            <text:p>8</text:p>
          </table:table-cell>
          <table:table-cell table:formula="of:=[$Zamówienie.C21]" office:value-type="float" office:value="12" calcext:value-type="float">
            <text:p>12</text:p>
          </table:table-cell>
          <table:table-cell table:formula="of:=[$Zamówienie.D21]" office:value-type="float" office:value="30" calcext:value-type="float">
            <text:p>30</text:p>
          </table:table-cell>
          <table:table-cell table:number-columns-repeated="5"/>
          <table:table-cell table:formula="of:=MIN(MAX(0;[.$B22]*[.J$2]-[.$C22]);[.$D22])" office:value-type="float" office:value="30" calcext:value-type="float">
            <text:p>30</text:p>
          </table:table-cell>
          <table:table-cell table:formula="of:=MIN(MAX(0;[.$B22]*[.K$2]-[.$C22]);[.$D22])" office:value-type="float" office:value="30" calcext:value-type="float">
            <text:p>30</text:p>
          </table:table-cell>
          <table:table-cell table:formula="of:=MIN(MAX(0;[.$B22]*[.L$2]-[.$C22]);[.$D22])" office:value-type="float" office:value="30" calcext:value-type="float">
            <text:p>30</text:p>
          </table:table-cell>
          <table:table-cell table:formula="of:=MIN(MAX(0;[.$B22]*[.M$2]-[.$C22]);[.$D22])" office:value-type="float" office:value="30" calcext:value-type="float">
            <text:p>30</text:p>
          </table:table-cell>
          <table:table-cell table:formula="of:=MIN(MAX(0;[.$B22]*[.N$2]-[.$C22]);[.$D22])" office:value-type="float" office:value="30" calcext:value-type="float">
            <text:p>30</text:p>
          </table:table-cell>
          <table:table-cell table:formula="of:=MIN(MAX(0;[.$B22]*[.O$2]-[.$C22]);[.$D22])" office:value-type="float" office:value="30" calcext:value-type="float">
            <text:p>30</text:p>
          </table:table-cell>
          <table:table-cell table:number-columns-repeated="3"/>
          <table:table-cell table:formula="of:=ROUNDDOWN([.O22])" office:value-type="float" office:value="30" calcext:value-type="float">
            <text:p>30</text:p>
          </table:table-cell>
          <table:table-cell table:formula="of:=[.O22]-[.S22]" office:value-type="float" office:value="0" calcext:value-type="float">
            <text:p>0</text:p>
          </table:table-cell>
          <table:table-cell table:formula="of:=IF(AND(COUNTIF([.$Y$4:.$Y$23];&quot;=&quot;&amp;[.T22]);SUM([.U$4:.U21])&lt;[.Z$3]);1;0)" office:value-type="float" office:value="1" calcext:value-type="float">
            <text:p>1</text:p>
          </table:table-cell>
          <table:table-cell table:number-columns-repeated="2"/>
          <table:table-cell table:formula="of:=[.X21]+COUNTIF([.$T$4:.$T$23];&quot;=&quot;&amp;[.Y21])" office:value-type="string" office:string-value="" calcext:value-type="error">
            <text:p>#ARG!</text:p>
          </table:table-cell>
          <table:table-cell table:style-name="ce5" table:formula="of:=IF([.X22]&lt;=[.Z$3];LARGE([.$T$4:.$T$23];[.X22]);&quot;&quot;)" office:value-type="string" office:string-value="" calcext:value-type="error">
            <text:p>#ARG!</text:p>
          </table:table-cell>
          <table:table-cell table:number-columns-repeated="2"/>
          <table:table-cell table:formula="of:=[.U22]+[.S22]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formula="of:=[$Zamówienie.A22]" office:value-type="float" office:value="20" calcext:value-type="float">
            <text:p>20</text:p>
          </table:table-cell>
          <table:table-cell table:formula="of:=[$Zamówienie.B22]" office:value-type="float" office:value="4" calcext:value-type="float">
            <text:p>4</text:p>
          </table:table-cell>
          <table:table-cell table:formula="of:=[$Zamówienie.C22]" office:value-type="float" office:value="1" calcext:value-type="float">
            <text:p>1</text:p>
          </table:table-cell>
          <table:table-cell table:formula="of:=[$Zamówienie.D22]" office:value-type="float" office:value="50" calcext:value-type="float">
            <text:p>50</text:p>
          </table:table-cell>
          <table:table-cell table:number-columns-repeated="5"/>
          <table:table-cell table:formula="of:=MIN(MAX(0;[.$B23]*[.J$2]-[.$C23]);[.$D23])" office:value-type="float" office:value="23.5957446808511" calcext:value-type="float">
            <text:p>23,5957446808511</text:p>
          </table:table-cell>
          <table:table-cell table:formula="of:=MIN(MAX(0;[.$B23]*[.K$2]-[.$C23]);[.$D23])" office:value-type="float" office:value="36.6138828633406" calcext:value-type="float">
            <text:p>36,6138828633406</text:p>
          </table:table-cell>
          <table:table-cell table:formula="of:=MIN(MAX(0;[.$B23]*[.L$2]-[.$C23]);[.$D23])" office:value-type="float" office:value="46.8325584602918" calcext:value-type="float">
            <text:p>46,8325584602918</text:p>
          </table:table-cell>
          <table:table-cell table:formula="of:=MIN(MAX(0;[.$B23]*[.M$2]-[.$C23]);[.$D23])" office:value-type="float" office:value="50" calcext:value-type="float">
            <text:p>50</text:p>
          </table:table-cell>
          <table:table-cell table:formula="of:=MIN(MAX(0;[.$B23]*[.N$2]-[.$C23]);[.$D23])" office:value-type="float" office:value="50" calcext:value-type="float">
            <text:p>50</text:p>
          </table:table-cell>
          <table:table-cell table:formula="of:=MIN(MAX(0;[.$B23]*[.O$2]-[.$C23]);[.$D23])" office:value-type="float" office:value="50" calcext:value-type="float">
            <text:p>50</text:p>
          </table:table-cell>
          <table:table-cell table:number-columns-repeated="3"/>
          <table:table-cell table:formula="of:=ROUNDDOWN([.O23])" office:value-type="float" office:value="50" calcext:value-type="float">
            <text:p>50</text:p>
          </table:table-cell>
          <table:table-cell table:formula="of:=[.O23]-[.S23]" office:value-type="float" office:value="0" calcext:value-type="float">
            <text:p>0</text:p>
          </table:table-cell>
          <table:table-cell table:formula="of:=IF(AND(COUNTIF([.$Y$4:.$Y$23];&quot;=&quot;&amp;[.T23]);SUM([.U$4:.U22])&lt;[.Z$3]);1;0)" office:value-type="float" office:value="1" calcext:value-type="float">
            <text:p>1</text:p>
          </table:table-cell>
          <table:table-cell table:number-columns-repeated="2"/>
          <table:table-cell table:formula="of:=[.X22]+COUNTIF([.$T$4:.$T$23];&quot;=&quot;&amp;[.Y22])" office:value-type="string" office:string-value="" calcext:value-type="error">
            <text:p>#ARG!</text:p>
          </table:table-cell>
          <table:table-cell table:style-name="ce5" table:formula="of:=IF([.X23]&lt;=[.Z$3];LARGE([.$T$4:.$T$23];[.X23]);&quot;&quot;)" office:value-type="string" office:string-value="" calcext:value-type="error">
            <text:p>#ARG!</text:p>
          </table:table-cell>
          <table:table-cell table:number-columns-repeated="2"/>
          <table:table-cell table:formula="of:=[.U23]+[.S23]"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number-rows-repeated="12">
          <table:table-cell table:number-columns-repeated="25"/>
          <table:table-cell table:style-name="Default"/>
          <table:table-cell table:number-columns-repeated="5"/>
        </table:table-row>
        <table:table-row table:style-name="ro1">
          <table:table-cell table:number-columns-repeated="21"/>
          <table:table-cell table:style-name="ce2"/>
          <table:table-cell table:number-columns-repeated="3"/>
          <table:table-cell table:style-name="Default"/>
          <table:table-cell table:number-columns-repeated="5"/>
        </table:table-row>
      </table:table>
      <table:table table:name="testy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roporcje</text:p>
          </table:table-cell>
        </table:table-row>
        <table:table-row table:style-name="ro1">
          <table:table-cell/>
          <table:table-cell table:style-name="ce5" table:formula="of:=IF([Zamówienie.H3]=0;&quot;&quot;;([Zamówienie.C3]+[Zamówienie.H3])/[Zamówienie.B3])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5" table:formula="of:=IF([Zamówienie.H4]=0;&quot;&quot;;([Zamówienie.C4]+[Zamówienie.H4])/[Zamówienie.B4])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5" table:formula="of:=IF([Zamówienie.H5]=0;&quot;&quot;;([Zamówienie.C5]+[Zamówienie.H5])/[Zamówienie.B5])" office:value-type="float" office:value="5.5" calcext:value-type="float">
            <text:p>5,5</text:p>
          </table:table-cell>
        </table:table-row>
        <table:table-row table:style-name="ro1">
          <table:table-cell/>
          <table:table-cell table:formula="of:=IF([Zamówienie.H6]=0;&quot;&quot;;([Zamówienie.C6]+[Zamówienie.H6])/[Zamówienie.B6])" office:value-type="float" office:value="1.6" calcext:value-type="float">
            <text:p>1,6</text:p>
          </table:table-cell>
        </table:table-row>
        <table:table-row table:style-name="ro1">
          <table:table-cell/>
          <table:table-cell table:formula="of:=IF([Zamówienie.H7]=0;&quot;&quot;;([Zamówienie.C7]+[Zamówienie.H7])/[Zamówienie.B7])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5" table:formula="of:=IF([Zamówienie.H8]=0;&quot;&quot;;([Zamówienie.C8]+[Zamówienie.H8])/[Zamówienie.B8])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IF([Zamówienie.H9]=0;&quot;&quot;;([Zamówienie.C9]+[Zamówienie.H9])/[Zamówienie.B9])" office:value-type="float" office:value="5.42857142857143" calcext:value-type="float">
            <text:p>5,42857142857143</text:p>
          </table:table-cell>
        </table:table-row>
        <table:table-row table:style-name="ro1">
          <table:table-cell/>
          <table:table-cell table:formula="of:=IF([Zamówienie.H10]=0;&quot;&quot;;([Zamówienie.C10]+[Zamówienie.H10])/[Zamówienie.B10])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IF([Zamówienie.H11]=0;&quot;&quot;;([Zamówienie.C11]+[Zamówienie.H11])/[Zamówienie.B11])" office:value-type="float" office:value="1.9" calcext:value-type="float">
            <text:p>1,9</text:p>
          </table:table-cell>
        </table:table-row>
        <table:table-row table:style-name="ro1">
          <table:table-cell/>
          <table:table-cell table:style-name="ce5" table:formula="of:=IF([Zamówienie.H12]=0;&quot;&quot;;([Zamówienie.C12]+[Zamówienie.H12])/[Zamówienie.B12])" office:value-type="float" office:value="8.66666666666667" calcext:value-type="float">
            <text:p>8,66666666666667</text:p>
          </table:table-cell>
        </table:table-row>
        <table:table-row table:style-name="ro1">
          <table:table-cell/>
          <table:table-cell table:style-name="ce5" table:formula="of:=IF([Zamówienie.H13]=0;&quot;&quot;;([Zamówienie.C13]+[Zamówienie.H13])/[Zamówienie.B13])" office:value-type="string" office:string-value="" calcext:value-type="error">
            <text:p>#DZIEL/0!</text:p>
          </table:table-cell>
        </table:table-row>
        <table:table-row table:style-name="ro1">
          <table:table-cell/>
          <table:table-cell table:style-name="ce5" table:formula="of:=IF([Zamówienie.H14]=0;&quot;&quot;;([Zamówienie.C14]+[Zamówienie.H14])/[Zamówienie.B14])" office:value-type="float" office:value="3.4" calcext:value-type="float">
            <text:p>3,4</text:p>
          </table:table-cell>
        </table:table-row>
        <table:table-row table:style-name="ro1">
          <table:table-cell/>
          <table:table-cell table:formula="of:=IF([Zamówienie.H15]=0;&quot;&quot;;([Zamówienie.C15]+[Zamówienie.H15])/[Zamówienie.B15])" office:value-type="float" office:value="6.11111111111111" calcext:value-type="float">
            <text:p>6,11111111111111</text:p>
          </table:table-cell>
        </table:table-row>
        <table:table-row table:style-name="ro1">
          <table:table-cell/>
          <table:table-cell table:formula="of:=IF([Zamówienie.H16]=0;&quot;&quot;;([Zamówienie.C16]+[Zamówienie.H16])/[Zamówienie.B16])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IF([Zamówienie.H17]=0;&quot;&quot;;([Zamówienie.C17]+[Zamówienie.H17])/[Zamówienie.B17])" office:value-type="string" office:string-value="" calcext:value-type="error">
            <text:p>#DZIEL/0!</text:p>
          </table:table-cell>
        </table:table-row>
        <table:table-row table:style-name="ro1">
          <table:table-cell/>
          <table:table-cell table:formula="of:=IF([Zamówienie.H18]=0;&quot;&quot;;([Zamówienie.C18]+[Zamówienie.H18])/[Zamówienie.B18])" office:value-type="float" office:value="1.83333333333333" calcext:value-type="float">
            <text:p>1,83333333333333</text:p>
          </table:table-cell>
        </table:table-row>
        <table:table-row table:style-name="ro1">
          <table:table-cell/>
          <table:table-cell table:formula="of:=IF([Zamówienie.H19]=0;&quot;&quot;;([Zamówienie.C19]+[Zamówienie.H19])/[Zamówienie.B19])" office:value-type="float" office:value="14.5" calcext:value-type="float">
            <text:p>14,5</text:p>
          </table:table-cell>
        </table:table-row>
        <table:table-row table:style-name="ro1">
          <table:table-cell/>
          <table:table-cell table:formula="of:=IF([Zamówienie.H20]=0;&quot;&quot;;([Zamówienie.C20]+[Zamówienie.H20])/[Zamówienie.B20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IF([Zamówienie.H21]=0;&quot;&quot;;([Zamówienie.C21]+[Zamówienie.H21])/[Zamówienie.B21])" office:value-type="float" office:value="5.375" calcext:value-type="float">
            <text:p>5,375</text:p>
          </table:table-cell>
        </table:table-row>
        <table:table-row table:style-name="ro1">
          <table:table-cell/>
          <table:table-cell table:formula="of:=IF([Zamówienie.H22]=0;&quot;&quot;;([Zamówienie.C22]+[Zamówienie.H22])/[Zamówienie.B22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dchylenie maksymalne</text:p>
          </table:table-cell>
          <table:table-cell table:formula="of:=MAX([.B3:.B22])-MIN([.B4:.B22])" office:value-type="string" office:string-value="" calcext:value-type="error">
            <text:p>#DZIEL/0!</text:p>
          </table:table-cell>
        </table:table-row>
        <table:table-row table:style-name="ro1">
          <table:table-cell office:value-type="string" calcext:value-type="string">
            <text:p>odchylenie kwadratowe</text:p>
          </table:table-cell>
          <table:table-cell table:formula="of:=DEVSQ([.B3:.B22])" office:value-type="string" office:string-value="" calcext:value-type="error">
            <text:p>#DZIEL/0!</text:p>
          </table:table-cell>
        </table:table-row>
        <table:table-row table:style-name="ro1">
          <table:table-cell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.00.0000</text:date>, <text:time style:data-style-name="N2" text:time-value="02:09:18.469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9T02:39:42.177000000</dc:date>
    <meta:editing-duration>P1DT2M27S</meta:editing-duration>
    <meta:editing-cycles>13</meta:editing-cycles>
    <meta:generator>LibreOffice/7.2.5.2$Windows_X86_64 LibreOffice_project/499f9727c189e6ef3471021d6132d4c694f357e5</meta:generator>
    <meta:document-statistic meta:table-count="3" meta:cell-count="499" meta:object-count="0"/>
  </office:meta>
</office:document-meta>
</file>